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6">
      <style:graphic-properties draw:fill="none" draw:stroke="solid" svg:stroke-width="0.02083in" svg:stroke-color="#000000" draw:marker-end="a445" svg:stroke-opacity="100%" draw:stroke-linejoin="miter" svg:stroke-linecap="butt"/>
    </style:style>
    <style:style style:family="graphic" style:name="a6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none" draw:stroke="solid" svg:stroke-width="0.02083in" svg:stroke-color="#000000" draw:marker-end="a671" svg:stroke-opacity="100%" draw:stroke-linejoin="miter" svg:stroke-linecap="but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7">
      <style:graphic-properties draw:fill="none" draw:stroke="solid" svg:stroke-width="0.02083in" svg:stroke-color="#000000" draw:marker-end="a906" svg:stroke-opacity="100%" draw:stroke-linejoin="miter" svg:stroke-linecap="but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53">
      <style:graphic-properties draw:fill="none" draw:stroke="solid" svg:stroke-width="0.02083in" svg:stroke-color="#000000" draw:marker-end="a452" svg:stroke-opacity="100%" draw:stroke-linejoin="miter" svg:stroke-linecap="butt"/>
    </style:style>
    <style:style style:family="graphic" style:name="a455">
      <style:graphic-properties draw:fill="none" draw:stroke="solid" svg:stroke-width="0.02083in" svg:stroke-color="#000000" draw:marker-end="a454" svg:stroke-opacity="100%" draw:stroke-linejoin="miter" svg:stroke-linecap="but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88">
      <style:graphic-properties draw:fill="none" draw:stroke="solid" svg:stroke-width="0.02083in" svg:stroke-color="#000000" draw:marker-end="a687" svg:stroke-opacity="100%" draw:stroke-linejoin="miter" svg:stroke-linecap="butt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3">
      <style:graphic-properties draw:fill="none" draw:stroke="solid" svg:stroke-width="0.02083in" svg:stroke-color="#000000" draw:marker-end="a912" svg:stroke-opacity="100%" draw:stroke-linejoin="miter" svg:stroke-linecap="but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none" draw:stroke="solid" svg:stroke-width="0.02083in" svg:stroke-color="#000000" draw:marker-end="a460" svg:stroke-opacity="100%" draw:stroke-linejoin="miter" svg:stroke-linecap="but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0">
      <style:graphic-properties draw:fill="none" draw:stroke="solid" svg:stroke-width="0.02083in" svg:stroke-color="#000000" draw:marker-end="a689" svg:stroke-opacity="100%" draw:stroke-linejoin="miter" svg:stroke-linecap="butt"/>
    </style:style>
    <style:style style:family="graphic" style:name="a467">
      <style:graphic-properties draw:fill="none" draw:stroke="solid" svg:stroke-width="0.02083in" svg:stroke-color="#000000" draw:marker-end="a466" svg:stroke-opacity="100%" draw:stroke-linejoin="miter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draw:fill="none" draw:stroke="solid" svg:stroke-width="0.02083in" svg:stroke-color="#000000" draw:marker-end="a691" svg:stroke-opacity="100%" draw:stroke-linejoin="miter" svg:stroke-linecap="but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draw:fill="none" draw:stroke="solid" svg:stroke-width="0.02083in" svg:stroke-color="#000000" draw:marker-end="a693" svg:stroke-opacity="100%" draw:stroke-linejoin="miter" svg:stroke-linecap="butt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73">
      <style:graphic-properties draw:fill="none" draw:stroke="solid" svg:stroke-width="0.02083in" svg:stroke-color="#000000" draw:marker-end="a472" svg:stroke-opacity="100%" draw:stroke-linejoin="miter" svg:stroke-linecap="but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2083in" svg:stroke-color="#000000" draw:marker-end="a478" svg:stroke-opacity="100%" draw:stroke-linejoin="miter" svg:stroke-linecap="butt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1">
      <style:graphic-properties draw:fill="none" draw:stroke="solid" svg:stroke-width="0.02083in" svg:stroke-color="#000000" draw:marker-end="a710" svg:stroke-opacity="100%" draw:stroke-linejoin="miter" svg:stroke-linecap="butt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2">
      <style:graphic-properties draw:fill="none" draw:stroke="solid" svg:stroke-width="0.02083in" svg:stroke-color="#000000" draw:marker-end="a491" svg:stroke-opacity="100%" draw:stroke-linejoin="miter" svg:stroke-linecap="but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draw:fill="none" draw:stroke="solid" svg:stroke-width="0.02083in" svg:stroke-color="#000000" draw:marker-end="a724" svg:stroke-opacity="100%" draw:stroke-linejoin="miter" svg:stroke-linecap="butt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draw:fill="none" draw:stroke="solid" svg:stroke-width="0.02083in" svg:stroke-color="#000000" draw:marker-end="a1015" svg:stroke-opacity="100%" draw:stroke-linejoin="miter" svg:stroke-linecap="butt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5">
      <style:graphic-properties draw:fill="none" draw:stroke="solid" svg:stroke-width="0.02083in" svg:stroke-color="#000000" draw:marker-end="a504" svg:stroke-opacity="100%" draw:stroke-linejoin="miter" svg:stroke-linecap="butt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1">
      <style:graphic-properties draw:fill="none" draw:stroke="solid" svg:stroke-width="0.02083in" svg:stroke-color="#000000" draw:marker-end="a730" svg:stroke-opacity="100%" draw:stroke-linejoin="miter" svg:stroke-linecap="butt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22">
      <style:graphic-properties draw:fill="none" draw:stroke="solid" svg:stroke-width="0.02083in" svg:stroke-color="#000000" draw:marker-end="a1021" svg:stroke-opacity="100%" draw:stroke-linejoin="miter" svg:stroke-linecap="but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7">
      <style:graphic-properties draw:fill="none" draw:stroke="solid" svg:stroke-width="0.02083in" svg:stroke-color="#000000" draw:marker-end="a736" svg:stroke-opacity="100%" draw:stroke-linejoin="miter" svg:stroke-linecap="butt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draw:fill="none" draw:stroke="solid" svg:stroke-width="0.02083in" svg:stroke-color="#000000" draw:marker-end="a516" svg:stroke-opacity="100%" draw:stroke-linejoin="miter" svg:stroke-linecap="butt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draw:fill="none" draw:stroke="solid" svg:stroke-width="0.02083in" svg:stroke-color="#000000" draw:marker-end="a742" svg:stroke-opacity="100%" draw:stroke-linejoin="miter" svg:stroke-linecap="butt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draw:fill="none" draw:stroke="solid" svg:stroke-width="0.02083in" svg:stroke-color="#000000" draw:marker-end="a1034" svg:stroke-opacity="100%" draw:stroke-linejoin="miter" svg:stroke-linecap="butt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draw:fill="none" draw:stroke="solid" svg:stroke-width="0.02083in" svg:stroke-color="#000000" draw:marker-end="a1044" svg:stroke-opacity="100%" draw:stroke-linejoin="miter" svg:stroke-linecap="butt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7">
      <style:graphic-properties draw:fill="none" draw:stroke="solid" svg:stroke-width="0.02083in" svg:stroke-color="#000000" draw:marker-end="a1046" svg:stroke-opacity="100%" draw:stroke-linejoin="miter" svg:stroke-linecap="but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7">
      <style:graphic-properties draw:fill="none" draw:stroke="solid" svg:stroke-width="0.02083in" svg:stroke-color="#000000" draw:marker-end="a986" svg:stroke-opacity="100%" draw:stroke-linejoin="miter" svg:stroke-linecap="butt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3">
      <style:graphic-properties draw:fill="none" draw:stroke="solid" svg:stroke-width="0.02083in" svg:stroke-color="#000000" draw:marker-end="a992" svg:stroke-opacity="100%" draw:stroke-linejoin="miter" svg:stroke-linecap="butt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5">
      <style:graphic-properties draw:fill="none" draw:stroke="solid" svg:stroke-width="0.02083in" svg:stroke-color="#000000" draw:marker-end="a544" svg:stroke-opacity="100%" draw:stroke-linejoin="miter" svg:stroke-linecap="but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2083in" svg:stroke-color="#000000" draw:marker-end="a557" svg:stroke-opacity="100%" draw:stroke-linejoin="miter" svg:stroke-linecap="butt"/>
    </style:style>
    <style:style style:family="graphic" style:name="a1071">
      <style:graphic-properties draw:fill="none" draw:stroke="solid" svg:stroke-width="0.02083in" svg:stroke-color="#000000" draw:marker-end="a1070" svg:stroke-opacity="100%" draw:stroke-linejoin="miter" svg:stroke-linecap="butt"/>
    </style:style>
    <style:style style:family="graphic" style:name="a7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draw:fill="none" draw:stroke="solid" svg:stroke-width="0.02083in" svg:stroke-color="#000000" draw:marker-end="a1076" svg:stroke-opacity="100%" draw:stroke-linejoin="miter" svg:stroke-linecap="butt"/>
    </style:style>
    <style:style style:family="graphic" style:name="a7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1">
      <style:graphic-properties draw:fill="none" draw:stroke="solid" svg:stroke-width="0.02083in" svg:stroke-color="#000000" draw:marker-end="a570" svg:stroke-opacity="100%" draw:stroke-linejoin="miter" svg:stroke-linecap="but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2083in" svg:stroke-color="#000000" draw:marker-end="a809" svg:stroke-opacity="100%" draw:stroke-linejoin="miter" svg:stroke-linecap="butt"/>
    </style:style>
    <style:style style:family="graphic" style:name="a5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3">
      <style:graphic-properties draw:fill="none" draw:stroke="solid" svg:stroke-width="0.02083in" svg:stroke-color="#000000" draw:marker-end="a822" svg:stroke-opacity="100%" draw:stroke-linejoin="miter" svg:stroke-linecap="butt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9">
      <style:graphic-properties draw:fill="none" draw:stroke="solid" svg:stroke-width="0.02083in" svg:stroke-color="#000000" draw:marker-end="a838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none" draw:stroke="solid" svg:stroke-width="0.02083in" svg:stroke-color="#000000" draw:marker-end="a384" svg:stroke-opacity="100%" draw:stroke-linejoin="miter" svg:stroke-linecap="butt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1">
      <style:graphic-properties draw:fill="none" draw:stroke="solid" svg:stroke-width="0.02083in" svg:stroke-color="#000000" draw:marker-end="a840" svg:stroke-opacity="100%" draw:stroke-linejoin="miter" svg:stroke-linecap="but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draw:fill="none" draw:stroke="solid" svg:stroke-width="0.02083in" svg:stroke-color="#000000" draw:marker-end="a849" svg:stroke-opacity="100%" draw:stroke-linejoin="miter" svg:stroke-linecap="butt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none" draw:stroke="solid" svg:stroke-width="0.02083in" svg:stroke-color="#000000" draw:marker-end="a408" svg:stroke-opacity="100%" draw:stroke-linejoin="miter" svg:stroke-linecap="butt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none" draw:stroke="solid" svg:stroke-width="0.02083in" svg:stroke-color="#000000" draw:marker-end="a863" svg:stroke-opacity="100%" draw:stroke-linejoin="miter" svg:stroke-linecap="but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11">
      <style:graphic-properties draw:fill="none" draw:stroke="solid" svg:stroke-width="0.02083in" svg:stroke-color="#000000" draw:marker-end="a410" svg:stroke-opacity="100%" draw:stroke-linejoin="miter" svg:stroke-linecap="butt"/>
    </style:style>
    <style:style style:family="graphic" style:name="a413">
      <style:graphic-properties draw:fill="none" draw:stroke="solid" svg:stroke-width="0.02083in" svg:stroke-color="#000000" draw:marker-end="a412" svg:stroke-opacity="100%" draw:stroke-linejoin="miter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0">
      <style:graphic-properties draw:fill="none" draw:stroke="solid" svg:stroke-width="0.02083in" svg:stroke-color="#000000" draw:marker-end="a869" svg:stroke-opacity="100%" draw:stroke-linejoin="miter" svg:stroke-linecap="butt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6">
      <style:graphic-properties draw:fill="none" draw:stroke="solid" svg:stroke-width="0.02083in" svg:stroke-color="#000000" draw:marker-end="a875" svg:stroke-opacity="100%" draw:stroke-linejoin="miter" svg:stroke-linecap="butt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7">
      <style:graphic-properties draw:fill="none" draw:stroke="solid" svg:stroke-width="0.02083in" svg:stroke-color="#000000" draw:marker-end="a426" svg:stroke-opacity="100%" draw:stroke-linejoin="miter" svg:stroke-linecap="butt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2">
      <style:graphic-properties draw:fill="none" draw:stroke="solid" svg:stroke-width="0.02083in" svg:stroke-color="#000000" draw:marker-end="a881" svg:stroke-opacity="100%" draw:stroke-linejoin="miter" svg:stroke-linecap="butt"/>
    </style:style>
    <style:style style:family="graphic" style:name="a659">
      <style:graphic-properties draw:fill="none" draw:stroke="solid" svg:stroke-width="0.02083in" svg:stroke-color="#000000" draw:marker-end="a658" svg:stroke-opacity="100%" draw:stroke-linejoin="miter" svg:stroke-linecap="but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3">
      <style:graphic-properties draw:fill="none" draw:stroke="solid" svg:stroke-width="0.02083in" svg:stroke-color="#000000" draw:marker-end="a432" svg:stroke-opacity="100%" draw:stroke-linejoin="miter" svg:stroke-linecap="butt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5">
      <style:graphic-properties draw:fill="none" draw:stroke="solid" svg:stroke-width="0.02083in" svg:stroke-color="#000000" draw:marker-end="a894" svg:stroke-opacity="100%" draw:stroke-linejoin="miter" svg:stroke-linecap="butt"/>
    </style:style>
    <style:style style:family="graphic" style:name="a897">
      <style:graphic-properties draw:fill="none" draw:stroke="solid" svg:stroke-width="0.02083in" svg:stroke-color="#000000" draw:marker-end="a896" svg:stroke-opacity="100%" draw:stroke-linejoin="miter" svg:stroke-linecap="butt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custom-shape svg:x="4.40709in" svg:y="0.30515in" svg:width="1.89873in" svg:height="1.30734in" draw:id="id63" draw:style-name="a383" draw:name="Oval 5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2.19566in" svg:y1="0.95726in" draw:start-shape="id64" draw:start-glue-point="1" svg:x2="4.40709in" svg:y2="0.95883in" draw:end-shape="id63" draw:end-glue-point="3" draw:id="id65" draw:style-name="a385" draw:name="Straight Arrow Connector 8">
          <svg:title/>
          <svg:desc/>
        </draw:connector>
        <draw:frame draw:id="id66" draw:style-name="a389" draw:name="TextBox 9" svg:x="0.93916in" svg:y="0.71623in" svg:width="0.68229in" svg:height="0.37025in">
          <draw:text-box>
            <text:p text:style-name="a388" text:class-names="" text:cond-style-name=""><text:span text:style-name="a386" text:class-names="">Place</text:span><text:span text:style-name="a387" text:class-names=""/></text:p>
          </draw:text-box>
          <svg:title/>
          <svg:desc/>
        </draw:frame>
        <draw:frame draw:id="id67" draw:style-name="a393" draw:name="TextBox 10" svg:x="3.03712in" svg:y="0.5in" svg:width="0.53665in" svg:height="0.37025in">
          <draw:text-box>
            <text:p text:style-name="a392" text:class-names="" text:cond-style-name=""><text:span text:style-name="a390" text:class-names="">geo</text:span><text:span text:style-name="a391" text:class-names=""/></text:p>
          </draw:text-box>
          <svg:title/>
          <svg:desc/>
        </draw:frame>
        <draw:frame draw:id="id68" draw:style-name="a397" draw:name="TextBox 11" svg:x="4.46412in" svg:y="0.69406in" svg:width="1.67221in" svg:height="0.37025in">
          <draw:text-box>
            <text:p text:style-name="a396" text:class-names="" text:cond-style-name=""><text:span text:style-name="a394" text:class-names="">GeoCoordinates</text:span><text:span text:style-name="a395" text:class-names=""/></text:p>
          </draw:text-box>
          <svg:title/>
          <svg:desc/>
        </draw:frame>
        <draw:frame draw:id="id69" draw:style-name="a401" draw:name="TextBox 12" svg:x="4.64076in" svg:y="4.06932in" svg:width="1.13283in" svg:height="0.37025in">
          <draw:text-box>
            <text:p text:style-name="a400" text:class-names="" text:cond-style-name=""><text:span text:style-name="a398" text:class-names="">GeoShape</text:span><text:span text:style-name="a399" text:class-names=""/></text:p>
          </draw:text-box>
          <svg:title/>
          <svg:desc/>
        </draw:frame>
        <draw:custom-shape svg:x="4.29574in" svg:y="3.75871in" svg:width="1.87253in" svg:height="1.19605in" draw:id="id70" draw:style-name="a404" draw:name="Oval 1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56891in" svg:y="0.41945in" svg:width="1.62675in" svg:height="1.07562in" draw:id="id64" draw:style-name="a407" draw:name="Oval 20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30" draw:id="id71">
          <svg:title/>
          <svg:desc/>
          <draw:custom-shape svg:x="8.2125in" svg:y="0.2375in" svg:width="1.55in" svg:height="0.47873in" draw:id="id74" draw:style-name="a641" draw:name="Rectangle 21">
            <svg:title/>
            <svg:desc/>
            <text:p text:style-name="a640" text:class-names="" text:cond-style-name=""><text:span text:style-name="a6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0" draw:style-name="a645" draw:name="TextBox 22" svg:x="8.61227in" svg:y="0.25754in" svg:width="0.68776in" svg:height="0.37025in">
            <draw:text-box>
              <text:p text:style-name="a644" text:class-names="" text:cond-style-name=""><text:span text:style-name="a642" text:class-names="">value</text:span><text:span text:style-name="a643" text:class-names=""/></text:p>
            </draw:text-box>
            <svg:title/>
            <svg:desc/>
          </draw:frame>
        </draw:g>
        <draw:g draw:name="Group 28" draw:id="id72">
          <svg:title/>
          <svg:desc/>
          <draw:custom-shape svg:x="8.2125in" svg:y="1.9958in" svg:width="1.55in" svg:height="0.47873in" draw:id="id78" draw:style-name="a634" draw:name="Rectangle 23">
            <svg:title/>
            <svg:desc/>
            <text:p text:style-name="a633" text:class-names="" text:cond-style-name=""><text:span text:style-name="a6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9" draw:style-name="a638" draw:name="TextBox 24" svg:x="8.61227in" svg:y="2.01585in" svg:width="0.68776in" svg:height="0.37025in">
            <draw:text-box>
              <text:p text:style-name="a637" text:class-names="" text:cond-style-name=""><text:span text:style-name="a635" text:class-names="">value</text:span><text:span text:style-name="a636" text:class-names=""/></text:p>
            </draw:text-box>
            <svg:title/>
            <svg:desc/>
          </draw:frame>
        </draw:g>
        <draw:g draw:name="Group 29" draw:id="id73">
          <svg:title/>
          <svg:desc/>
          <draw:custom-shape svg:x="8.2125in" svg:y="1.12013in" svg:width="1.55in" svg:height="0.47873in" draw:id="id76" draw:style-name="a627" draw:name="Rectangle 25">
            <svg:title/>
            <svg:desc/>
            <text:p text:style-name="a626" text:class-names="" text:cond-style-name=""><text:span text:style-name="a6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8" draw:style-name="a631" draw:name="TextBox 26" svg:x="8.61227in" svg:y="1.14018in" svg:width="0.68776in" svg:height="0.37025in">
            <draw:text-box>
              <text:p text:style-name="a630" text:class-names="" text:cond-style-name=""><text:span text:style-name="a628" text:class-names="">value</text:span><text:span text:style-name="a629" text:class-names=""/></text:p>
            </draw:text-box>
            <svg:title/>
            <svg:desc/>
          </draw:frame>
        </draw:g>
        <draw:connector draw:type="line" svg:x1="6.30582in" svg:y1="0.91375in" svg:x2="8.2125in" svg:y2="0.47686in" draw:end-shape="id74" draw:end-glue-point="3" draw:id="id75" draw:style-name="a409" draw:name="Straight Arrow Connector 27">
          <svg:title/>
          <svg:desc/>
        </draw:connector>
        <draw:connector draw:type="line" svg:x1="6.30582in" svg:y1="0.95883in" draw:start-shape="id63" draw:start-glue-point="1" svg:x2="8.2125in" svg:y2="1.3595in" draw:end-shape="id76" draw:end-glue-point="3" draw:id="id77" draw:style-name="a411" draw:name="Straight Arrow Connector 33">
          <svg:title/>
          <svg:desc/>
        </draw:connector>
        <draw:connector draw:type="line" svg:x1="6.30582in" svg:y1="0.95883in" draw:start-shape="id63" draw:start-glue-point="1" svg:x2="8.2125in" svg:y2="2.23517in" draw:end-shape="id78" draw:end-glue-point="3" draw:id="id79" draw:style-name="a413" draw:name="Straight Arrow Connector 36">
          <svg:title/>
          <svg:desc/>
        </draw:connector>
        <draw:frame draw:id="id80" draw:style-name="a417" draw:name="TextBox 39" svg:x="6.70559in" svg:y="0.22386in" svg:width="1.04216in" svg:height="0.37025in">
          <draw:text-box>
            <text:p text:style-name="a416" text:class-names="" text:cond-style-name=""><text:span text:style-name="a414" text:class-names="">elevation</text:span><text:span text:style-name="a415" text:class-names=""/></text:p>
          </draw:text-box>
          <svg:title/>
          <svg:desc/>
        </draw:frame>
        <draw:frame draw:id="id81" draw:style-name="a421" draw:name="TextBox 40" svg:x="7.20079in" svg:y="1.36036in" svg:width="0.90634in" svg:height="0.37025in">
          <draw:text-box>
            <text:p text:style-name="a420" text:class-names="" text:cond-style-name=""><text:span text:style-name="a418" text:class-names="">latitude</text:span><text:span text:style-name="a419" text:class-names=""/></text:p>
          </draw:text-box>
          <svg:title/>
          <svg:desc/>
        </draw:frame>
        <draw:frame draw:id="id82" draw:style-name="a425" draw:name="TextBox 41" svg:x="7.03233in" svg:y="0.75016in" svg:width="1.06797in" svg:height="0.37025in">
          <draw:text-box>
            <text:p text:style-name="a424" text:class-names="" text:cond-style-name=""><text:span text:style-name="a422" text:class-names="">longitude</text:span><text:span text:style-name="a423" text:class-names=""/></text:p>
          </draw:text-box>
          <svg:title/>
          <svg:desc/>
        </draw:frame>
        <draw:g draw:name="Group 44" draw:id="id83">
          <svg:title/>
          <svg:desc/>
          <draw:frame draw:id="id147" draw:style-name="a621" draw:name="TextBox 42" svg:x="8.16845in" svg:y="3.41038in" svg:width="1.47601in" svg:height="0.37025in">
            <draw:text-box>
              <text:p text:style-name="a620" text:class-names="" text:cond-style-name=""><text:span text:style-name="a618" text:class-names="">PostalAddress</text:span><text:span text:style-name="a619" text:class-names=""/></text:p>
            </draw:text-box>
            <svg:title/>
            <svg:desc/>
          </draw:frame>
          <draw:custom-shape svg:x="7.9272in" svg:y="2.93166in" svg:width="2.12059in" svg:height="1.375in" draw:id="id84" draw:style-name="a624" draw:name="Oval 43">
            <svg:title/>
            <svg:desc/>
            <text:p text:style-name="a623" text:class-names="" text:cond-style-name=""><text:span text:style-name="a62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onnector draw:type="line" svg:x1="6.30582in" svg:y1="0.95883in" draw:start-shape="id63" draw:start-glue-point="1" svg:x2="7.9272in" svg:y2="3.61916in" draw:end-shape="id84" draw:end-glue-point="3" draw:id="id85" draw:style-name="a427" draw:name="Straight Arrow Connector 46">
          <svg:title/>
          <svg:desc/>
        </draw:connector>
        <draw:frame draw:id="id86" draw:style-name="a431" draw:name="TextBox 49" svg:x="7.428in" svg:y="2.4667in" svg:width="0.90725in" svg:height="0.37025in">
          <draw:text-box>
            <text:p text:style-name="a430" text:class-names="" text:cond-style-name=""><text:span text:style-name="a428" text:class-names="">address</text:span><text:span text:style-name="a429" text:class-names=""/></text:p>
          </draw:text-box>
          <svg:title/>
          <svg:desc/>
        </draw:frame>
        <draw:g draw:name="Group 50" draw:id="id87">
          <svg:title/>
          <svg:desc/>
          <draw:custom-shape svg:x="8.25245in" svg:y="4.4414in" svg:width="1.55in" svg:height="0.47873in" draw:id="id88" draw:style-name="a613" draw:name="Rectangle 51">
            <svg:title/>
            <svg:desc/>
            <text:p text:style-name="a612" text:class-names="" text:cond-style-name=""><text:span text:style-name="a6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6" draw:style-name="a617" draw:name="TextBox 52" svg:x="8.65222in" svg:y="4.46145in" svg:width="0.68776in" svg:height="0.37025in">
            <draw:text-box>
              <text:p text:style-name="a616" text:class-names="" text:cond-style-name=""><text:span text:style-name="a614" text:class-names="">value</text:span><text:span text:style-name="a615" text:class-names=""/></text:p>
            </draw:text-box>
            <svg:title/>
            <svg:desc/>
          </draw:frame>
        </draw:g>
        <draw:connector draw:type="line" svg:x1="6.30582in" svg:y1="0.95883in" draw:start-shape="id63" draw:start-glue-point="1" svg:x2="8.25245in" svg:y2="4.68077in" draw:end-shape="id88" draw:end-glue-point="3" draw:id="id89" draw:style-name="a433" draw:name="Straight Arrow Connector 53">
          <svg:title/>
          <svg:desc/>
        </draw:connector>
        <draw:frame draw:id="id90" draw:style-name="a437" draw:name="TextBox 56" svg:x="7.31838in" svg:y="4.81849in" svg:width="0.66476in" svg:height="0.37025in">
          <draw:text-box>
            <text:p text:style-name="a436" text:class-names="" text:cond-style-name=""><text:span text:style-name="a434" text:class-names="">………</text:span><text:span text:style-name="a435" text:class-names=""/></text:p>
          </draw:text-box>
          <svg:title/>
          <svg:desc/>
        </draw:frame>
        <draw:custom-shape svg:x="4.32197in" svg:y="5.46177in" svg:width="1.85522in" svg:height="1.33382in" draw:id="id91" draw:style-name="a440" draw:name="Oval 70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2" draw:style-name="a444" draw:name="TextBox 75" svg:x="4.69043in" svg:y="5.89123in" svg:width="1.0787in" svg:height="0.37025in">
          <draw:text-box>
            <text:p text:style-name="a443" text:class-names="" text:cond-style-name=""><text:span text:style-name="a441" text:class-names="">GeoCircle</text:span><text:span text:style-name="a442" text:class-names=""/></text:p>
          </draw:text-box>
          <svg:title/>
          <svg:desc/>
        </draw:frame>
        <draw:connector draw:type="line" svg:x1="5.24958in" svg:y1="5.46177in" draw:start-shape="id91" draw:start-glue-point="0" svg:x2="5.232in" svg:y2="4.95476in" draw:end-shape="id70" draw:end-glue-point="2" draw:id="id93" draw:style-name="a446" draw:name="Straight Arrow Connector 79">
          <svg:title/>
          <svg:desc/>
        </draw:connector>
        <draw:frame draw:id="id94" draw:style-name="a451" draw:name="TextBox 81" svg:x="3.58744in" svg:y="4.98973in" svg:width="1.60013in" svg:height="0.37025in">
          <draw:text-box>
            <text:p text:style-name="a450" text:class-names="" text:cond-style-name=""><text:span text:style-name="a447" text:class-names="">r</text:span><text:span text:style-name="a448" text:class-names="">dfs:subClassOf</text:span><text:span text:style-name="a449" text:class-names=""/></text:p>
          </draw:text-box>
          <svg:title/>
          <svg:desc/>
        </draw:frame>
        <draw:connector draw:type="line" svg:x1="6.30582in" svg:y1="0.95883in" draw:start-shape="id63" draw:start-glue-point="1" svg:x2="8.26857in" svg:y2="5.59486in" draw:id="id95" draw:style-name="a453" draw:name="Straight Arrow Connector 88">
          <svg:title/>
          <svg:desc/>
        </draw:connector>
        <draw:g draw:name="Group 90" draw:id="id96">
          <svg:title/>
          <svg:desc/>
          <draw:custom-shape svg:x="8.28601in" svg:y="5.29158in" svg:width="1.55in" svg:height="0.47873in" draw:id="id144" draw:style-name="a606" draw:name="Rectangle 91">
            <svg:title/>
            <svg:desc/>
            <text:p text:style-name="a605" text:class-names="" text:cond-style-name=""><text:span text:style-name="a6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5" draw:style-name="a610" draw:name="TextBox 92" svg:x="8.68578in" svg:y="5.31163in" svg:width="0.68776in" svg:height="0.37025in">
            <draw:text-box>
              <text:p text:style-name="a609" text:class-names="" text:cond-style-name=""><text:span text:style-name="a607" text:class-names="">value</text:span><text:span text:style-name="a608" text:class-names=""/></text:p>
            </draw:text-box>
            <svg:title/>
            <svg:desc/>
          </draw:frame>
        </draw:g>
        <draw:connector draw:type="line" svg:x1="2.19566in" svg:y1="0.95726in" draw:start-shape="id64" draw:start-glue-point="1" svg:x2="4.29574in" svg:y2="4.35673in" draw:end-shape="id70" draw:end-glue-point="3" draw:id="id97" draw:style-name="a455" draw:name="Straight Arrow Connector 93">
          <svg:title/>
          <svg:desc/>
        </draw:connector>
        <draw:frame draw:id="id98" draw:style-name="a459" draw:name="TextBox 97" svg:x="2.84361in" svg:y="1.52925in" svg:width="0.53665in" svg:height="0.37025in">
          <draw:text-box>
            <text:p text:style-name="a458" text:class-names="" text:cond-style-name=""><text:span text:style-name="a456" text:class-names="">geo</text:span><text:span text:style-name="a457" text:class-names=""/></text:p>
          </draw:text-box>
          <svg:title/>
          <svg:desc/>
        </draw:frame>
        <draw:connector draw:type="line" svg:x1="4.29574in" svg:y1="4.35673in" draw:start-shape="id70" draw:start-glue-point="3" svg:x2="2.64409in" svg:y2="5.93784in" draw:id="id99" draw:style-name="a461" draw:name="Straight Arrow Connector 98">
          <svg:title/>
          <svg:desc/>
        </draw:connector>
        <draw:g draw:name="Group 101" draw:id="id100">
          <svg:title/>
          <svg:desc/>
          <draw:custom-shape svg:x="1.23163in" svg:y="5.93516in" svg:width="1.55in" svg:height="0.47873in" draw:id="id142" draw:style-name="a599" draw:name="Rectangle 102">
            <svg:title/>
            <svg:desc/>
            <text:p text:style-name="a598" text:class-names="" text:cond-style-name=""><text:span text:style-name="a5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3" draw:style-name="a603" draw:name="TextBox 103" svg:x="1.63141in" svg:y="5.95521in" svg:width="0.68776in" svg:height="0.37025in">
            <draw:text-box>
              <text:p text:style-name="a602" text:class-names="" text:cond-style-name=""><text:span text:style-name="a600" text:class-names="">value</text:span><text:span text:style-name="a601" text:class-names=""/></text:p>
            </draw:text-box>
            <svg:title/>
            <svg:desc/>
          </draw:frame>
        </draw:g>
        <draw:frame draw:id="id101" draw:style-name="a465" draw:name="TextBox 104" svg:x="2.7887in" svg:y="5.90613in" svg:width="0.92856in" svg:height="0.37025in">
          <draw:text-box>
            <text:p text:style-name="a464" text:class-names="" text:cond-style-name=""><text:span text:style-name="a462" text:class-names="">polygon</text:span><text:span text:style-name="a463" text:class-names=""/></text:p>
          </draw:text-box>
          <svg:title/>
          <svg:desc/>
        </draw:frame>
        <draw:connector draw:type="line" svg:x1="4.29574in" svg:y1="4.35673in" draw:start-shape="id70" draw:start-glue-point="3" svg:x2="2.65787in" svg:y2="4.98572in" draw:id="id102" draw:style-name="a467" draw:name="Straight Arrow Connector 105">
          <svg:title/>
          <svg:desc/>
        </draw:connector>
        <draw:g draw:name="Group 106" draw:id="id103">
          <svg:title/>
          <svg:desc/>
          <draw:custom-shape svg:x="1.24541in" svg:y="4.98304in" svg:width="1.55in" svg:height="0.47873in" draw:id="id140" draw:style-name="a592" draw:name="Rectangle 107">
            <svg:title/>
            <svg:desc/>
            <text:p text:style-name="a591" text:class-names="" text:cond-style-name=""><text:span text:style-name="a5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1" draw:style-name="a596" draw:name="TextBox 108" svg:x="1.64518in" svg:y="5.00308in" svg:width="0.68776in" svg:height="0.37025in">
            <draw:text-box>
              <text:p text:style-name="a595" text:class-names="" text:cond-style-name=""><text:span text:style-name="a593" text:class-names="">value</text:span><text:span text:style-name="a594" text:class-names=""/></text:p>
            </draw:text-box>
            <svg:title/>
            <svg:desc/>
          </draw:frame>
        </draw:g>
        <draw:frame draw:id="id104" draw:style-name="a471" draw:name="TextBox 110" svg:x="2.86465in" svg:y="4.80008in" svg:width="0.53328in" svg:height="0.37025in">
          <draw:text-box>
            <text:p text:style-name="a470" text:class-names="" text:cond-style-name=""><text:span text:style-name="a468" text:class-names="">line</text:span><text:span text:style-name="a469" text:class-names=""/></text:p>
          </draw:text-box>
          <svg:title/>
          <svg:desc/>
        </draw:frame>
        <draw:connector draw:type="line" svg:x1="6.16827in" svg:y1="4.35673in" draw:start-shape="id70" draw:start-glue-point="1" svg:x2="7.9272in" svg:y2="3.61916in" draw:end-shape="id84" draw:end-glue-point="3" draw:id="id105" draw:style-name="a473" draw:name="Straight Arrow Connector 111">
          <svg:title/>
          <svg:desc/>
        </draw:connector>
        <draw:frame draw:id="id106" draw:style-name="a477" draw:name="TextBox 114" svg:x="6.24966in" svg:y="3.55281in" svg:width="0.90725in" svg:height="0.37025in">
          <draw:text-box>
            <text:p text:style-name="a476" text:class-names="" text:cond-style-name=""><text:span text:style-name="a474" text:class-names="">address</text:span><text:span text:style-name="a475" text:class-names=""/></text:p>
          </draw:text-box>
          <svg:title/>
          <svg:desc/>
        </draw:frame>
        <draw:g draw:name="Group 115" draw:id="id107">
          <svg:title/>
          <svg:desc/>
          <draw:custom-shape svg:x="9.09883in" svg:y="3.03628in" svg:width="1.55in" svg:height="0.47873in" draw:id="id138" draw:style-name="a585" draw:name="Rectangle 116">
            <svg:title/>
            <svg:desc/>
            <text:p text:style-name="a584" text:class-names="" text:cond-style-name=""><text:span text:style-name="a5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9" draw:style-name="a589" draw:name="TextBox 117" svg:x="9.49861in" svg:y="3.05632in" svg:width="0.68776in" svg:height="0.37025in">
            <draw:text-box>
              <text:p text:style-name="a588" text:class-names="" text:cond-style-name=""><text:span text:style-name="a586" text:class-names="">value</text:span><text:span text:style-name="a587" text:class-names=""/></text:p>
            </draw:text-box>
            <svg:title/>
            <svg:desc/>
          </draw:frame>
        </draw:g>
        <draw:connector draw:type="line" svg:x1="6.16827in" svg:y1="4.35673in" draw:start-shape="id70" draw:start-glue-point="1" svg:x2="8.2125in" svg:y2="0.47686in" draw:end-shape="id74" draw:end-glue-point="3" draw:id="id108" draw:style-name="a479" draw:name="Straight Arrow Connector 118">
          <svg:title/>
          <svg:desc/>
        </draw:connector>
        <draw:frame draw:id="id109" draw:style-name="a483" draw:name="TextBox 121" svg:x="5.76006in" svg:y="2.84231in" svg:width="1.04216in" svg:height="0.37025in">
          <draw:text-box>
            <text:p text:style-name="a482" text:class-names="" text:cond-style-name=""><text:span text:style-name="a480" text:class-names="">elevation</text:span><text:span text:style-name="a481" text:class-names=""/></text:p>
          </draw:text-box>
          <svg:title/>
          <svg:desc/>
        </draw:frame>
        <draw:custom-shape svg:x="3.36437in" svg:y="0.93086in" svg:width="1.65686in" svg:height="5.16262in" draw:id="id110" draw:style-name="a486" draw:name="Arc 122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.9082, -271.9761, -273.0439" draw:modifiers="180.9082 3.0439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111" draw:style-name="a490" draw:name="TextBox 123" svg:x="3.42999in" svg:y="2.21365in" svg:width="1.37426in" svg:height="0.37025in">
          <draw:text-box>
            <text:p text:style-name="a489" text:class-names="" text:cond-style-name=""><text:span text:style-name="a487" text:class-names="">geoMidpoint</text:span><text:span text:style-name="a488" text:class-names=""/></text:p>
          </draw:text-box>
          <svg:title/>
          <svg:desc/>
        </draw:frame>
        <draw:g draw:name="Group 124" draw:id="id112">
          <svg:title/>
          <svg:desc/>
          <draw:custom-shape svg:x="7.43545in" svg:y="6.15915in" svg:width="1.55in" svg:height="0.47873in" draw:id="id113" draw:style-name="a578" draw:name="Rectangle 125">
            <svg:title/>
            <svg:desc/>
            <text:p text:style-name="a577" text:class-names="" text:cond-style-name=""><text:span text:style-name="a5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7" draw:style-name="a582" draw:name="TextBox 126" svg:x="7.83522in" svg:y="6.11349in" svg:width="0.68776in" svg:height="0.37025in">
            <draw:text-box>
              <text:p text:style-name="a581" text:class-names="" text:cond-style-name=""><text:span text:style-name="a579" text:class-names="">value</text:span><text:span text:style-name="a580" text:class-names=""/></text:p>
            </draw:text-box>
            <svg:title/>
            <svg:desc/>
          </draw:frame>
        </draw:g>
        <draw:connector draw:type="line" svg:x1="6.17719in" svg:y1="6.12868in" draw:start-shape="id91" draw:start-glue-point="1" svg:x2="7.43545in" svg:y2="6.39851in" draw:end-shape="id113" draw:end-glue-point="3" draw:id="id114" draw:style-name="a492" draw:name="Straight Arrow Connector 127">
          <svg:title/>
          <svg:desc/>
        </draw:connector>
        <draw:frame draw:id="id115" draw:style-name="a496" draw:name="TextBox 131" svg:x="6.44073in" svg:y="5.80803in" svg:width="1.1397in" svg:height="0.37025in">
          <draw:text-box>
            <text:p text:style-name="a495" text:class-names="" text:cond-style-name=""><text:span text:style-name="a493" text:class-names="">geoRadius</text:span><text:span text:style-name="a494" text:class-names=""/></text:p>
          </draw:text-box>
          <svg:title/>
          <svg:desc/>
        </draw:frame>
        <draw:custom-shape svg:x="7.21382in" svg:y="6.44658in" svg:width="1.99325in" svg:height="1.05758in" draw:id="id116" draw:style-name="a499" draw:name="Oval 133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7" draw:style-name="a503" draw:name="TextBox 134" svg:x="7.74621in" svg:y="6.72336in" svg:width="0.98031in" svg:height="0.37025in">
          <draw:text-box>
            <text:p text:style-name="a502" text:class-names="" text:cond-style-name=""><text:span text:style-name="a500" text:class-names="">Distance</text:span><text:span text:style-name="a501" text:class-names=""/></text:p>
          </draw:text-box>
          <svg:title/>
          <svg:desc/>
        </draw:frame>
        <draw:connector draw:type="line" svg:x1="0.73988in" svg:y1="3.17334in" svg:x2="1.11932in" svg:y2="1.50515in" draw:id="id118" draw:style-name="a505" draw:name="Straight Arrow Connector 71">
          <svg:title/>
          <svg:desc/>
        </draw:connector>
        <draw:frame draw:id="id119" draw:style-name="a509" draw:name="TextBox 72" svg:x="0.05511in" svg:y="1.99017in" svg:width="0.93249in" svg:height="0.37025in">
          <draw:text-box>
            <text:p text:style-name="a508" text:class-names="" text:cond-style-name=""><text:span text:style-name="a506" text:class-names="">location</text:span><text:span text:style-name="a507" text:class-names=""/></text:p>
          </draw:text-box>
          <svg:title/>
          <svg:desc/>
        </draw:frame>
        <draw:frame draw:id="id120" draw:style-name="a515" draw:name="TextBox 2" svg:x="11.43922in" svg:y="6.99386in" svg:width="1.67803in" svg:height="0.47122in">
          <draw:text-box>
            <text:p text:style-name="a511" text:class-names="" text:cond-style-name=""><text:span text:style-name="a510" text:class-names="">Geospatial elements in<text:s text:c="1"/></text:span></text:p>
            <text:p text:style-name="a514" text:class-names="" text:cond-style-name=""><text:span text:style-name="a512" text:class-names="">Schema.org Version 2.2</text:span><text:span text:style-name="a513" text:class-names=""/></text:p>
          </draw:text-box>
          <svg:title/>
          <svg:desc/>
        </draw:frame>
        <draw:connector draw:type="line" svg:x1="11.95295in" svg:y1="4.93585in" draw:start-shape="id121" draw:start-glue-point="0" svg:x2="9.99813in" svg:y2="3.81429in" draw:id="id122" draw:style-name="a517" draw:name="Straight Arrow Connector 73">
          <svg:title/>
          <svg:desc/>
        </draw:connector>
        <draw:frame draw:id="id123" draw:style-name="a521" draw:name="TextBox 74" svg:x="10.74841in" svg:y="3.79226in" svg:width="1.02498in" svg:height="0.37025in">
          <draw:text-box>
            <text:p text:style-name="a520" text:class-names="" text:cond-style-name=""><text:span text:style-name="a518" text:class-names="">location</text:span><text:span text:style-name="a519" text:class-names=""/></text:p>
          </draw:text-box>
          <svg:title/>
          <svg:desc/>
        </draw:frame>
        <draw:custom-shape svg:x="0.1095in" svg:y="3.16326in" svg:width="1.7867in" svg:height="1.19348in" draw:id="id124" draw:style-name="a524" draw:name="Oval 77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5" draw:style-name="a532" draw:name="TextBox 6" svg:x="0.39477in" svg:y="3.24122in" svg:width="1.35645in" svg:height="0.90879in">
          <draw:text-box>
            <text:p text:style-name="a526" text:class-names="" text:cond-style-name=""><text:span text:style-name="a525" text:class-names="">Action or<text:s text:c="1"/></text:span></text:p>
            <text:p text:style-name="a528" text:class-names="" text:cond-style-name=""><text:span text:style-name="a527" text:class-names="">Event or<text:s text:c="1"/></text:span></text:p>
            <text:p text:style-name="a531" text:class-names="" text:cond-style-name=""><text:span text:style-name="a529" text:class-names="">Organization</text:span><text:span text:style-name="a530" text:class-names=""/></text:p>
          </draw:text-box>
          <svg:title/>
          <svg:desc/>
        </draw:frame>
        <draw:custom-shape svg:x="11.00635in" svg:y="4.93585in" svg:width="1.8932in" svg:height="1.30871in" draw:id="id121" draw:style-name="a535" draw:name="Oval 80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6" draw:style-name="a543" draw:name="TextBox 82" svg:x="11.24835in" svg:y="5.06946in" svg:width="1.35645in" svg:height="0.90879in">
          <draw:text-box>
            <text:p text:style-name="a537" text:class-names="" text:cond-style-name=""><text:span text:style-name="a536" text:class-names="">Action or<text:s text:c="1"/></text:span></text:p>
            <text:p text:style-name="a539" text:class-names="" text:cond-style-name=""><text:span text:style-name="a538" text:class-names="">Event or<text:s text:c="1"/></text:span></text:p>
            <text:p text:style-name="a542" text:class-names="" text:cond-style-name=""><text:span text:style-name="a540" text:class-names="">Organization</text:span><text:span text:style-name="a541" text:class-names=""/></text:p>
          </draw:text-box>
          <svg:title/>
          <svg:desc/>
        </draw:frame>
        <draw:connector draw:type="line" svg:x1="2.19566in" svg:y1="0.95726in" draw:start-shape="id64" draw:start-glue-point="1" svg:x2="7.9272in" svg:y2="3.61916in" draw:end-shape="id84" draw:end-glue-point="3" draw:id="id127" draw:style-name="a545" draw:name="Straight Arrow Connector 83">
          <svg:title/>
          <svg:desc/>
        </draw:connector>
        <draw:frame draw:id="id128" draw:style-name="a549" draw:name="TextBox 84" svg:x="5.24288in" svg:y="1.90869in" svg:width="0.90725in" svg:height="0.37025in">
          <draw:text-box>
            <text:p text:style-name="a548" text:class-names="" text:cond-style-name=""><text:span text:style-name="a546" text:class-names="">address</text:span><text:span text:style-name="a547" text:class-names=""/></text:p>
          </draw:text-box>
          <svg:title/>
          <svg:desc/>
        </draw:frame>
        <draw:custom-shape svg:x="1.8744in" svg:y="2.40655in" svg:width="1.61041in" svg:height="1.18083in" draw:id="id129" draw:style-name="a552" draw:name="Oval 85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0" draw:style-name="a556" draw:name="TextBox 86" svg:x="1.90427in" svg:y="2.75935in" svg:width="1.44228in" svg:height="0.37025in">
          <draw:text-box>
            <text:p text:style-name="a555" text:class-names="" text:cond-style-name=""><text:span text:style-name="a553" text:class-names="">CreativeWork</text:span><text:span text:style-name="a554" text:class-names=""/></text:p>
          </draw:text-box>
          <svg:title/>
          <svg:desc/>
        </draw:frame>
        <draw:connector draw:type="line" svg:x1="2.67961in" svg:y1="2.40655in" draw:start-shape="id129" draw:start-glue-point="0" svg:x2="1.88616in" svg:y2="1.35981in" draw:id="id131" draw:style-name="a558" draw:name="Straight Arrow Connector 87">
          <svg:title/>
          <svg:desc/>
        </draw:connector>
        <draw:frame draw:id="id132" draw:style-name="a562" draw:name="TextBox 89" svg:x="1.35587in" svg:y="1.86607in" svg:width="1.67958in" svg:height="0.37025in">
          <draw:text-box>
            <text:p text:style-name="a561" text:class-names="" text:cond-style-name=""><text:span text:style-name="a559" text:class-names="">contentLocation</text:span><text:span text:style-name="a560" text:class-names=""/></text:p>
          </draw:text-box>
          <svg:title/>
          <svg:desc/>
        </draw:frame>
        <draw:custom-shape svg:x="2.01057in" svg:y="3.819in" svg:width="1.47424in" svg:height="0.93353in" draw:id="id133" draw:style-name="a565" draw:name="Oval 128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4" draw:style-name="a569" draw:name="TextBox 129" svg:x="2.29671in" svg:y="4.10151in" svg:width="0.8989in" svg:height="0.37025in">
          <draw:text-box>
            <text:p text:style-name="a568" text:class-names="" text:cond-style-name=""><text:span text:style-name="a566" text:class-names="">Dataset</text:span><text:span text:style-name="a567" text:class-names=""/></text:p>
          </draw:text-box>
          <svg:title/>
          <svg:desc/>
        </draw:frame>
        <draw:connector draw:type="line" svg:x1="2.22647in" svg:y1="3.95571in" draw:start-shape="id133" draw:start-glue-point="4" svg:x2="1.51045in" svg:y2="1.52925in" draw:id="id135" draw:style-name="a571" draw:name="Straight Arrow Connector 130">
          <svg:title/>
          <svg:desc/>
        </draw:connector>
        <draw:frame draw:id="id136" draw:style-name="a575" draw:name="TextBox 132" svg:x="1.87061in" svg:y="3.54265in" svg:width="0.79589in" svg:height="0.37025in">
          <draw:text-box>
            <text:p text:style-name="a574" text:class-names="" text:cond-style-name=""><text:span text:style-name="a572" text:class-names="">spatial</text:span><text:span text:style-name="a573" text:class-names=""/></text:p>
          </draw:text-box>
          <svg:title/>
          <svg:desc/>
        </draw:frame>
      </draw:page>
      <draw:page draw:name="Slide2" draw:style-name="a646" draw:master-page-name="Master1-Layout7-blank-Blank" presentation:presentation-page-layout-name="Master1-PPL7" draw:id="Slide-257">
        <draw:frame draw:id="id151" draw:style-name="a650" draw:name="TextBox 9" svg:x="2.54143in" svg:y="0.47759in" svg:width="0.68229in" svg:height="0.37025in">
          <draw:text-box>
            <text:p text:style-name="a649" text:class-names="" text:cond-style-name=""><text:span text:style-name="a647" text:class-names="">Place</text:span><text:span text:style-name="a648" text:class-names=""/></text:p>
          </draw:text-box>
          <svg:title/>
          <svg:desc/>
        </draw:frame>
        <draw:custom-shape svg:x="2.17119in" svg:y="0.18082in" svg:width="1.62675in" svg:height="1.07562in" draw:id="id152" draw:style-name="a653" draw:name="Oval 20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44" draw:id="id153">
          <svg:title/>
          <svg:desc/>
          <draw:frame draw:id="id203" draw:style-name="a793" draw:name="TextBox 42" svg:x="6.89848in" svg:y="1.52665in" svg:width="1.47601in" svg:height="0.37025in">
            <draw:text-box>
              <text:p text:style-name="a792" text:class-names="" text:cond-style-name=""><text:span text:style-name="a790" text:class-names="">PostalAddress</text:span><text:span text:style-name="a791" text:class-names=""/></text:p>
            </draw:text-box>
            <svg:title/>
            <svg:desc/>
          </draw:frame>
          <draw:custom-shape svg:x="6.65723in" svg:y="1.04792in" svg:width="2.12059in" svg:height="1.375in" draw:id="id156" draw:style-name="a796" draw:name="Oval 43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g draw:name="Group 90" draw:id="id154">
          <svg:title/>
          <svg:desc/>
          <draw:custom-shape svg:x="10.45859in" svg:y="2.1563in" svg:width="1.55in" svg:height="0.47873in" draw:id="id171" draw:style-name="a785" draw:name="Rectangle 91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2" draw:style-name="a789" draw:name="TextBox 92" svg:x="9.32123in" svg:y="1.73542in" svg:width="1.59957in" svg:height="0.37025in">
            <draw:text-box>
              <text:p text:style-name="a788" text:class-names="" text:cond-style-name=""><text:span text:style-name="a786" text:class-names="">addressLocality</text:span><text:span text:style-name="a787" text:class-names=""/></text:p>
            </draw:text-box>
            <svg:title/>
            <svg:desc/>
          </draw:frame>
        </draw:g>
        <draw:frame draw:id="id155" draw:style-name="a657" draw:name="TextBox 97" svg:x="4.90774in" svg:y="1.74719in" svg:width="0.90725in" svg:height="0.37025in">
          <draw:text-box>
            <text:p text:style-name="a656" text:class-names="" text:cond-style-name=""><text:span text:style-name="a654" text:class-names="">address</text:span><text:span text:style-name="a655" text:class-names=""/></text:p>
          </draw:text-box>
          <svg:title/>
          <svg:desc/>
        </draw:frame>
        <draw:connector draw:type="line" svg:x1="3.79794in" svg:y1="0.71863in" draw:start-shape="id152" draw:start-glue-point="1" svg:x2="6.65723in" svg:y2="1.73542in" draw:end-shape="id156" draw:end-glue-point="3" draw:id="id157" draw:style-name="a659" draw:name="Straight Arrow Connector 83">
          <svg:title/>
          <svg:desc/>
        </draw:connector>
        <draw:custom-shape svg:x="4.97662in" svg:y="4.6815in" svg:width="1.61041in" svg:height="1.18083in" draw:id="id158" draw:style-name="a662" draw:name="Oval 85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9" draw:style-name="a666" draw:name="TextBox 86" svg:x="3.29522in" svg:y="4.25701in" svg:width="1.44228in" svg:height="0.37025in">
          <draw:text-box>
            <text:p text:style-name="a665" text:class-names="" text:cond-style-name=""><text:span text:style-name="a663" text:class-names="">CreativeWork</text:span><text:span text:style-name="a664" text:class-names=""/></text:p>
          </draw:text-box>
          <svg:title/>
          <svg:desc/>
        </draw:frame>
        <draw:frame draw:id="id160" draw:style-name="a670" draw:name="TextBox 89" svg:x="3.46996in" svg:y="2.36477in" svg:width="1.67958in" svg:height="0.37025in">
          <draw:text-box>
            <text:p text:style-name="a669" text:class-names="" text:cond-style-name=""><text:span text:style-name="a667" text:class-names="">contentLocation</text:span><text:span text:style-name="a668" text:class-names=""/></text:p>
          </draw:text-box>
          <svg:title/>
          <svg:desc/>
        </draw:frame>
        <draw:connector draw:type="line" svg:x1="3.79794in" svg:y1="3.87719in" svg:x2="3.11272in" svg:y2="1.29062in" draw:id="id161" draw:style-name="a672" draw:name="Straight Arrow Connector 130">
          <svg:title/>
          <svg:desc/>
        </draw:connector>
        <draw:custom-shape svg:x="3.21116in" svg:y="3.87719in" svg:width="1.61041in" svg:height="1.18083in" draw:id="id162" draw:style-name="a675" draw:name="Oval 94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63" draw:style-name="a679" draw:name="TextBox 95" svg:x="5.38458in" svg:y="5.08679in" svg:width="0.79449in" svg:height="0.37025in">
          <draw:text-box>
            <text:p text:style-name="a678" text:class-names="" text:cond-style-name=""><text:span text:style-name="a676" text:class-names="">Article</text:span><text:span text:style-name="a677" text:class-names=""/></text:p>
          </draw:text-box>
          <svg:title/>
          <svg:desc/>
        </draw:frame>
        <draw:custom-shape svg:x="6.78691in" svg:y="5.44324in" svg:width="1.61041in" svg:height="1.18083in" draw:id="id164" draw:style-name="a682" draw:name="Oval 96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65" draw:style-name="a686" draw:name="TextBox 99" svg:x="7.18018in" svg:y="5.84853in" svg:width="0.82387in" svg:height="0.37025in">
          <draw:text-box>
            <text:p text:style-name="a685" text:class-names="" text:cond-style-name=""><text:span text:style-name="a683" text:class-names="">Report</text:span><text:span text:style-name="a684" text:class-names=""/></text:p>
          </draw:text-box>
          <svg:title/>
          <svg:desc/>
        </draw:frame>
        <draw:connector draw:type="line" svg:x1="4.97662in" svg:y1="5.27191in" draw:start-shape="id158" draw:start-glue-point="3" svg:x2="4.68063in" svg:y2="4.79545in" draw:id="id166" draw:style-name="a688" draw:name="Straight Arrow Connector 100">
          <svg:title/>
          <svg:desc/>
        </draw:connector>
        <draw:connector draw:type="line" svg:x1="6.78691in" svg:y1="6.03366in" draw:start-shape="id164" draw:start-glue-point="3" svg:x2="6.48767in" svg:y2="5.53168in" draw:id="id167" draw:style-name="a690" draw:name="Straight Arrow Connector 109">
          <svg:title/>
          <svg:desc/>
        </draw:connector>
        <draw:g draw:name="Group 112" draw:id="id168">
          <svg:title/>
          <svg:desc/>
          <draw:custom-shape svg:x="10.45859in" svg:y="3.08648in" svg:width="1.55in" svg:height="0.47873in" draw:id="id169" draw:style-name="a778" draw:name="Rectangle 113">
            <svg:title/>
            <svg:desc/>
            <text:p text:style-name="a777" text:class-names="" text:cond-style-name=""><text:span text:style-name="a7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1" draw:style-name="a782" draw:name="TextBox 119" svg:x="8.77782in" svg:y="2.75404in" svg:width="1.22224in" svg:height="0.37025in">
            <draw:text-box>
              <text:p text:style-name="a781" text:class-names="" text:cond-style-name=""><text:span text:style-name="a779" text:class-names="">postalCode</text:span><text:span text:style-name="a780" text:class-names=""/></text:p>
            </draw:text-box>
            <svg:title/>
            <svg:desc/>
          </draw:frame>
        </draw:g>
        <draw:connector draw:type="line" svg:x1="8.77782in" svg:y1="1.73542in" draw:start-shape="id156" draw:start-glue-point="1" svg:x2="10.45859in" svg:y2="3.32585in" draw:end-shape="id169" draw:end-glue-point="3" draw:id="id170" draw:style-name="a692" draw:name="Straight Arrow Connector 147">
          <svg:title/>
          <svg:desc/>
        </draw:connector>
        <draw:connector draw:type="line" svg:x1="8.77782in" svg:y1="1.73542in" draw:start-shape="id156" draw:start-glue-point="1" svg:x2="10.45859in" svg:y2="2.39566in" draw:end-shape="id171" draw:end-glue-point="3" draw:id="id172" draw:style-name="a694" draw:name="Straight Arrow Connector 148">
          <svg:title/>
          <svg:desc/>
        </draw:connector>
        <draw:frame draw:id="id173" draw:style-name="a698" draw:name="TextBox 151" svg:x="10.80592in" svg:y="2.18376in" svg:width="0.68776in" svg:height="0.37025in">
          <draw:text-box>
            <text:p text:style-name="a697" text:class-names="" text:cond-style-name=""><text:span text:style-name="a695" text:class-names="">value</text:span><text:span text:style-name="a696" text:class-names=""/></text:p>
          </draw:text-box>
          <svg:title/>
          <svg:desc/>
        </draw:frame>
        <draw:frame draw:id="id174" draw:style-name="a702" draw:name="TextBox 152" svg:x="10.86178in" svg:y="3.12429in" svg:width="0.68776in" svg:height="0.37025in">
          <draw:text-box>
            <text:p text:style-name="a701" text:class-names="" text:cond-style-name=""><text:span text:style-name="a699" text:class-names="">value</text:span><text:span text:style-name="a700" text:class-names=""/></text:p>
          </draw:text-box>
          <svg:title/>
          <svg:desc/>
        </draw:frame>
        <draw:custom-shape svg:x="2.03637in" svg:y="5.84853in" svg:width="1.61041in" svg:height="1.18083in" draw:id="id175" draw:style-name="a705" draw:name="Oval 153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76" draw:style-name="a709" draw:name="TextBox 154" svg:x="2.42964in" svg:y="6.25383in" svg:width="0.70158in" svg:height="0.37025in">
          <draw:text-box>
            <text:p text:style-name="a708" text:class-names="" text:cond-style-name=""><text:span text:style-name="a706" text:class-names="">Thing</text:span><text:span text:style-name="a707" text:class-names=""/></text:p>
          </draw:text-box>
          <svg:title/>
          <svg:desc/>
        </draw:frame>
        <draw:connector draw:type="line" svg:x1="3.64678in" svg:y1="5.00707in" svg:x2="2.96206in" svg:y2="5.86233in" draw:id="id177" draw:style-name="a711" draw:name="Straight Arrow Connector 155">
          <svg:title/>
          <svg:desc/>
        </draw:connector>
        <draw:frame draw:id="id178" draw:style-name="a715" draw:name="TextBox 156" svg:x="4.73057in" svg:y="4.39016in" svg:width="1.19419in" svg:height="0.37025in">
          <draw:text-box>
            <text:p text:style-name="a714" text:class-names="" text:cond-style-name=""><text:span text:style-name="a712" text:class-names="">subClassOf</text:span><text:span text:style-name="a713" text:class-names=""/></text:p>
          </draw:text-box>
          <svg:title/>
          <svg:desc/>
        </draw:frame>
        <draw:frame draw:id="id179" draw:style-name="a719" draw:name="TextBox 157" svg:x="3.25779in" svg:y="5.36257in" svg:width="1.19419in" svg:height="0.37025in">
          <draw:text-box>
            <text:p text:style-name="a718" text:class-names="" text:cond-style-name=""><text:span text:style-name="a716" text:class-names="">subClassOf</text:span><text:span text:style-name="a717" text:class-names=""/></text:p>
          </draw:text-box>
          <svg:title/>
          <svg:desc/>
        </draw:frame>
        <draw:frame draw:id="id180" draw:style-name="a723" draw:name="TextBox 158" svg:x="5.67426in" svg:y="5.95077in" svg:width="1.19419in" svg:height="0.37025in">
          <draw:text-box>
            <text:p text:style-name="a722" text:class-names="" text:cond-style-name=""><text:span text:style-name="a720" text:class-names="">subClassOf</text:span><text:span text:style-name="a721" text:class-names=""/></text:p>
          </draw:text-box>
          <svg:title/>
          <svg:desc/>
        </draw:frame>
        <draw:g draw:name="Group 159" draw:id="id181">
          <svg:title/>
          <svg:desc/>
          <draw:custom-shape svg:x="6.88834in" svg:y="3.69704in" svg:width="1.55in" svg:height="0.47873in" draw:id="id182" draw:style-name="a771" draw:name="Rectangle 160">
            <svg:title/>
            <svg:desc/>
            <text:p text:style-name="a770" text:class-names="" text:cond-style-name=""><text:span text:style-name="a7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00" draw:style-name="a775" draw:name="TextBox 161" svg:x="5.45138in" svg:y="3.48824in" svg:width="0.72303in" svg:height="0.37025in">
            <draw:text-box>
              <text:p text:style-name="a774" text:class-names="" text:cond-style-name=""><text:span text:style-name="a772" text:class-names="">genre</text:span><text:span text:style-name="a773" text:class-names=""/></text:p>
            </draw:text-box>
            <svg:title/>
            <svg:desc/>
          </draw:frame>
        </draw:g>
        <draw:connector draw:type="line" svg:x1="4.58573in" svg:y1="4.05012in" draw:start-shape="id162" draw:start-glue-point="7" svg:x2="6.88834in" svg:y2="3.9364in" draw:end-shape="id182" draw:end-glue-point="3" draw:id="id183" draw:style-name="a725" draw:name="Straight Arrow Connector 162">
          <svg:title/>
          <svg:desc/>
        </draw:connector>
        <draw:frame draw:id="id184" draw:style-name="a729" draw:name="TextBox 163" svg:x="7.29153in" svg:y="3.73485in" svg:width="0.68776in" svg:height="0.37025in">
          <draw:text-box>
            <text:p text:style-name="a728" text:class-names="" text:cond-style-name=""><text:span text:style-name="a726" text:class-names="">value</text:span><text:span text:style-name="a727" text:class-names=""/></text:p>
          </draw:text-box>
          <svg:title/>
          <svg:desc/>
        </draw:frame>
        <draw:g draw:name="Group 164" draw:id="id185">
          <svg:title/>
          <svg:desc/>
          <draw:custom-shape svg:x="6.16753in" svg:y="2.9438in" svg:width="1.55in" svg:height="0.47873in" draw:id="id186" draw:style-name="a764" draw:name="Rectangle 165">
            <svg:title/>
            <svg:desc/>
            <text:p text:style-name="a763" text:class-names="" text:cond-style-name=""><text:span text:style-name="a7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9" draw:style-name="a768" draw:name="TextBox 166" svg:x="4.82157in" svg:y="3.10047in" svg:width="0.98733in" svg:height="0.37025in">
            <draw:text-box>
              <text:p text:style-name="a767" text:class-names="" text:cond-style-name=""><text:span text:style-name="a765" text:class-names="">headline</text:span><text:span text:style-name="a766" text:class-names=""/></text:p>
            </draw:text-box>
            <svg:title/>
            <svg:desc/>
          </draw:frame>
        </draw:g>
        <draw:connector draw:type="line" svg:x1="4.45198in" svg:y1="3.94692in" svg:x2="6.16753in" svg:y2="3.18316in" draw:end-shape="id186" draw:end-glue-point="3" draw:id="id187" draw:style-name="a731" draw:name="Straight Arrow Connector 167">
          <svg:title/>
          <svg:desc/>
        </draw:connector>
        <draw:frame draw:id="id188" draw:style-name="a735" draw:name="TextBox 168" svg:x="6.57071in" svg:y="2.98161in" svg:width="0.68776in" svg:height="0.37025in">
          <draw:text-box>
            <text:p text:style-name="a734" text:class-names="" text:cond-style-name=""><text:span text:style-name="a732" text:class-names="">value</text:span><text:span text:style-name="a733" text:class-names=""/></text:p>
          </draw:text-box>
          <svg:title/>
          <svg:desc/>
        </draw:frame>
        <draw:g draw:name="Group 169" draw:id="id189">
          <svg:title/>
          <svg:desc/>
          <draw:custom-shape svg:x="5.03703in" svg:y="6.57865in" svg:width="1.55in" svg:height="0.47873in" draw:id="id190" draw:style-name="a757" draw:name="Rectangle 170">
            <svg:title/>
            <svg:desc/>
            <text:p text:style-name="a756" text:class-names="" text:cond-style-name=""><text:span text:style-name="a7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8" draw:style-name="a761" draw:name="TextBox 171" svg:x="3.84666in" svg:y="6.40866in" svg:width="0.44914in" svg:height="0.37025in">
            <draw:text-box>
              <text:p text:style-name="a760" text:class-names="" text:cond-style-name=""><text:span text:style-name="a758" text:class-names="">url</text:span><text:span text:style-name="a759" text:class-names=""/></text:p>
            </draw:text-box>
            <svg:title/>
            <svg:desc/>
          </draw:frame>
        </draw:g>
        <draw:connector draw:type="line" svg:x1="3.64678in" svg:y1="6.70379in" svg:x2="5.03703in" svg:y2="6.81802in" draw:end-shape="id190" draw:end-glue-point="3" draw:id="id191" draw:style-name="a737" draw:name="Straight Arrow Connector 172">
          <svg:title/>
          <svg:desc/>
        </draw:connector>
        <draw:frame draw:id="id192" draw:style-name="a741" draw:name="TextBox 173" svg:x="5.44022in" svg:y="6.61646in" svg:width="0.68776in" svg:height="0.37025in">
          <draw:text-box>
            <text:p text:style-name="a740" text:class-names="" text:cond-style-name=""><text:span text:style-name="a738" text:class-names="">value</text:span><text:span text:style-name="a739" text:class-names=""/></text:p>
          </draw:text-box>
          <svg:title/>
          <svg:desc/>
        </draw:frame>
        <draw:g draw:name="Group 174" draw:id="id193">
          <svg:title/>
          <svg:desc/>
          <draw:custom-shape svg:x="1.66464in" svg:y="3.81158in" svg:width="1.55in" svg:height="0.47873in" draw:id="id194" draw:style-name="a750" draw:name="Rectangle 175">
            <svg:title/>
            <svg:desc/>
            <text:p text:style-name="a749" text:class-names="" text:cond-style-name=""><text:span text:style-name="a7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7" draw:style-name="a754" draw:name="TextBox 176" svg:x="1.73905in" svg:y="4.86843in" svg:width="1.22301in" svg:height="0.37025in">
            <draw:text-box>
              <text:p text:style-name="a753" text:class-names="" text:cond-style-name=""><text:span text:style-name="a751" text:class-names="">description</text:span><text:span text:style-name="a752" text:class-names=""/></text:p>
            </draw:text-box>
            <svg:title/>
            <svg:desc/>
          </draw:frame>
        </draw:g>
        <draw:connector draw:type="line" svg:x1="2.52068in" svg:y1="5.8475in" svg:x2="2.43964in" svg:y2="4.29031in" draw:end-shape="id194" draw:end-glue-point="2" draw:id="id195" draw:style-name="a743" draw:name="Straight Arrow Connector 177">
          <svg:title/>
          <svg:desc/>
        </draw:connector>
        <draw:frame draw:id="id196" draw:style-name="a747" draw:name="TextBox 178" svg:x="1.9741in" svg:y="3.82459in" svg:width="0.68776in" svg:height="0.37025in">
          <draw:text-box>
            <text:p text:style-name="a746" text:class-names="" text:cond-style-name=""><text:span text:style-name="a744" text:class-names="">value</text:span><text:span text:style-name="a745" text:class-names=""/></text:p>
          </draw:text-box>
          <svg:title/>
          <svg:desc/>
        </draw:frame>
      </draw:page>
      <draw:page draw:name="Slide3" draw:style-name="a797" draw:master-page-name="Master1-Layout7-blank-Blank" presentation:presentation-page-layout-name="Master1-PPL7" draw:id="Slide-258">
        <draw:frame draw:id="id204" draw:style-name="a801" draw:name="TextBox 1" svg:x="1.68453in" svg:y="0.85235in" svg:width="0.68229in" svg:height="0.37025in">
          <draw:text-box>
            <text:p text:style-name="a800" text:class-names="" text:cond-style-name=""><text:span text:style-name="a798" text:class-names="">Place</text:span><text:span text:style-name="a799" text:class-names=""/></text:p>
          </draw:text-box>
          <svg:title/>
          <svg:desc/>
        </draw:frame>
        <draw:custom-shape svg:x="1.25583in" svg:y="0.47663in" svg:width="1.62675in" svg:height="1.07562in" draw:id="id205" draw:style-name="a804" draw:name="Oval 2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06" draw:style-name="a808" draw:name="TextBox 6" svg:x="3.07473in" svg:y="0.50893in" svg:width="0.53665in" svg:height="0.37025in">
          <draw:text-box>
            <text:p text:style-name="a807" text:class-names="" text:cond-style-name=""><text:span text:style-name="a805" text:class-names="">geo</text:span><text:span text:style-name="a806" text:class-names=""/></text:p>
          </draw:text-box>
          <svg:title/>
          <svg:desc/>
        </draw:frame>
        <draw:connector draw:type="line" svg:x1="2.88258in" svg:y1="1.01444in" draw:start-shape="id205" draw:start-glue-point="1" svg:x2="4.40709in" svg:y2="0.95883in" draw:end-shape="id207" draw:end-glue-point="3" draw:id="id208" draw:style-name="a810" draw:name="Straight Arrow Connector 7">
          <svg:title/>
          <svg:desc/>
        </draw:connector>
        <draw:custom-shape svg:x="4.97662in" svg:y="4.6815in" svg:width="1.61041in" svg:height="1.18083in" draw:id="id209" draw:style-name="a813" draw:name="Oval 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10" draw:style-name="a817" draw:name="TextBox 9" svg:x="3.29522in" svg:y="4.25701in" svg:width="1.44228in" svg:height="0.37025in">
          <draw:text-box>
            <text:p text:style-name="a816" text:class-names="" text:cond-style-name=""><text:span text:style-name="a814" text:class-names="">CreativeWork</text:span><text:span text:style-name="a815" text:class-names=""/></text:p>
          </draw:text-box>
          <svg:title/>
          <svg:desc/>
        </draw:frame>
        <draw:frame draw:id="id211" draw:style-name="a821" draw:name="TextBox 10" svg:x="0.73155in" svg:y="2.0442in" svg:width="1.67958in" svg:height="0.37025in">
          <draw:text-box>
            <text:p text:style-name="a820" text:class-names="" text:cond-style-name=""><text:span text:style-name="a818" text:class-names="">contentLocation</text:span><text:span text:style-name="a819" text:class-names=""/></text:p>
          </draw:text-box>
          <svg:title/>
          <svg:desc/>
        </draw:frame>
        <draw:connector draw:type="line" svg:x1="3.79794in" svg:y1="3.87719in" svg:x2="2.0692in" svg:y2="1.55225in" draw:end-shape="id205" draw:end-glue-point="2" draw:id="id212" draw:style-name="a823" draw:name="Straight Arrow Connector 11">
          <svg:title/>
          <svg:desc/>
        </draw:connector>
        <draw:custom-shape svg:x="3.21116in" svg:y="3.87719in" svg:width="1.61041in" svg:height="1.18083in" draw:id="id213" draw:style-name="a826" draw:name="Oval 12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14" draw:style-name="a830" draw:name="TextBox 13" svg:x="5.38458in" svg:y="5.08679in" svg:width="0.79449in" svg:height="0.37025in">
          <draw:text-box>
            <text:p text:style-name="a829" text:class-names="" text:cond-style-name=""><text:span text:style-name="a827" text:class-names="">Article</text:span><text:span text:style-name="a828" text:class-names=""/></text:p>
          </draw:text-box>
          <svg:title/>
          <svg:desc/>
        </draw:frame>
        <draw:custom-shape svg:x="6.78691in" svg:y="5.44324in" svg:width="1.61041in" svg:height="1.18083in" draw:id="id215" draw:style-name="a833" draw:name="Oval 14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16" draw:style-name="a837" draw:name="TextBox 15" svg:x="7.18018in" svg:y="5.84853in" svg:width="0.82387in" svg:height="0.37025in">
          <draw:text-box>
            <text:p text:style-name="a836" text:class-names="" text:cond-style-name=""><text:span text:style-name="a834" text:class-names="">Report</text:span><text:span text:style-name="a835" text:class-names=""/></text:p>
          </draw:text-box>
          <svg:title/>
          <svg:desc/>
        </draw:frame>
        <draw:connector draw:type="line" svg:x1="4.97662in" svg:y1="5.27191in" draw:start-shape="id209" draw:start-glue-point="3" svg:x2="4.68063in" svg:y2="4.79545in" draw:id="id217" draw:style-name="a839" draw:name="Straight Arrow Connector 16">
          <svg:title/>
          <svg:desc/>
        </draw:connector>
        <draw:connector draw:type="line" svg:x1="6.78691in" svg:y1="6.03366in" draw:start-shape="id215" draw:start-glue-point="3" svg:x2="6.48767in" svg:y2="5.53168in" draw:id="id218" draw:style-name="a841" draw:name="Straight Arrow Connector 17">
          <svg:title/>
          <svg:desc/>
        </draw:connector>
        <draw:custom-shape svg:x="2.03637in" svg:y="5.84853in" svg:width="1.61041in" svg:height="1.18083in" draw:id="id219" draw:style-name="a844" draw:name="Oval 18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20" draw:style-name="a848" draw:name="TextBox 19" svg:x="2.42964in" svg:y="6.25383in" svg:width="0.70158in" svg:height="0.37025in">
          <draw:text-box>
            <text:p text:style-name="a847" text:class-names="" text:cond-style-name=""><text:span text:style-name="a845" text:class-names="">Thing</text:span><text:span text:style-name="a846" text:class-names=""/></text:p>
          </draw:text-box>
          <svg:title/>
          <svg:desc/>
        </draw:frame>
        <draw:connector draw:type="line" svg:x1="3.64678in" svg:y1="5.00707in" svg:x2="2.96206in" svg:y2="5.86233in" draw:id="id221" draw:style-name="a850" draw:name="Straight Arrow Connector 20">
          <svg:title/>
          <svg:desc/>
        </draw:connector>
        <draw:frame draw:id="id222" draw:style-name="a854" draw:name="TextBox 21" svg:x="4.73057in" svg:y="4.39016in" svg:width="1.19419in" svg:height="0.37025in">
          <draw:text-box>
            <text:p text:style-name="a853" text:class-names="" text:cond-style-name=""><text:span text:style-name="a851" text:class-names="">subClassOf</text:span><text:span text:style-name="a852" text:class-names=""/></text:p>
          </draw:text-box>
          <svg:title/>
          <svg:desc/>
        </draw:frame>
        <draw:frame draw:id="id223" draw:style-name="a858" draw:name="TextBox 22" svg:x="3.25779in" svg:y="5.36257in" svg:width="1.19419in" svg:height="0.37025in">
          <draw:text-box>
            <text:p text:style-name="a857" text:class-names="" text:cond-style-name=""><text:span text:style-name="a855" text:class-names="">subClassOf</text:span><text:span text:style-name="a856" text:class-names=""/></text:p>
          </draw:text-box>
          <svg:title/>
          <svg:desc/>
        </draw:frame>
        <draw:frame draw:id="id224" draw:style-name="a862" draw:name="TextBox 23" svg:x="5.67426in" svg:y="5.95077in" svg:width="1.19419in" svg:height="0.37025in">
          <draw:text-box>
            <text:p text:style-name="a861" text:class-names="" text:cond-style-name=""><text:span text:style-name="a859" text:class-names="">subClassOf</text:span><text:span text:style-name="a860" text:class-names=""/></text:p>
          </draw:text-box>
          <svg:title/>
          <svg:desc/>
        </draw:frame>
        <draw:g draw:name="Group 24" draw:id="id225">
          <svg:title/>
          <svg:desc/>
          <draw:custom-shape svg:x="6.88834in" svg:y="3.69704in" svg:width="1.55in" svg:height="0.47873in" draw:id="id226" draw:style-name="a969" draw:name="Rectangle 25">
            <svg:title/>
            <svg:desc/>
            <text:p text:style-name="a968" text:class-names="" text:cond-style-name=""><text:span text:style-name="a96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5" draw:style-name="a973" draw:name="TextBox 26" svg:x="5.45138in" svg:y="3.48824in" svg:width="0.72303in" svg:height="0.37025in">
            <draw:text-box>
              <text:p text:style-name="a972" text:class-names="" text:cond-style-name=""><text:span text:style-name="a970" text:class-names="">genre</text:span><text:span text:style-name="a971" text:class-names=""/></text:p>
            </draw:text-box>
            <svg:title/>
            <svg:desc/>
          </draw:frame>
        </draw:g>
        <draw:connector draw:type="line" svg:x1="4.58573in" svg:y1="4.05012in" draw:start-shape="id213" draw:start-glue-point="7" svg:x2="6.88834in" svg:y2="3.9364in" draw:end-shape="id226" draw:end-glue-point="3" draw:id="id227" draw:style-name="a864" draw:name="Straight Arrow Connector 27">
          <svg:title/>
          <svg:desc/>
        </draw:connector>
        <draw:frame draw:id="id228" draw:style-name="a868" draw:name="TextBox 28" svg:x="7.29153in" svg:y="3.73485in" svg:width="0.68776in" svg:height="0.37025in">
          <draw:text-box>
            <text:p text:style-name="a867" text:class-names="" text:cond-style-name=""><text:span text:style-name="a865" text:class-names="">value</text:span><text:span text:style-name="a866" text:class-names=""/></text:p>
          </draw:text-box>
          <svg:title/>
          <svg:desc/>
        </draw:frame>
        <draw:g draw:name="Group 29" draw:id="id229">
          <svg:title/>
          <svg:desc/>
          <draw:custom-shape svg:x="6.16753in" svg:y="2.9438in" svg:width="1.55in" svg:height="0.47873in" draw:id="id230" draw:style-name="a962" draw:name="Rectangle 30">
            <svg:title/>
            <svg:desc/>
            <text:p text:style-name="a961" text:class-names="" text:cond-style-name=""><text:span text:style-name="a9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4" draw:style-name="a966" draw:name="TextBox 31" svg:x="4.82157in" svg:y="3.10047in" svg:width="0.98733in" svg:height="0.37025in">
            <draw:text-box>
              <text:p text:style-name="a965" text:class-names="" text:cond-style-name=""><text:span text:style-name="a963" text:class-names="">headline</text:span><text:span text:style-name="a964" text:class-names=""/></text:p>
            </draw:text-box>
            <svg:title/>
            <svg:desc/>
          </draw:frame>
        </draw:g>
        <draw:connector draw:type="line" svg:x1="4.45198in" svg:y1="3.94692in" svg:x2="6.16753in" svg:y2="3.18316in" draw:end-shape="id230" draw:end-glue-point="3" draw:id="id231" draw:style-name="a870" draw:name="Straight Arrow Connector 32">
          <svg:title/>
          <svg:desc/>
        </draw:connector>
        <draw:frame draw:id="id232" draw:style-name="a874" draw:name="TextBox 33" svg:x="6.57071in" svg:y="2.98161in" svg:width="0.68776in" svg:height="0.37025in">
          <draw:text-box>
            <text:p text:style-name="a873" text:class-names="" text:cond-style-name=""><text:span text:style-name="a871" text:class-names="">value</text:span><text:span text:style-name="a872" text:class-names=""/></text:p>
          </draw:text-box>
          <svg:title/>
          <svg:desc/>
        </draw:frame>
        <draw:g draw:name="Group 34" draw:id="id233">
          <svg:title/>
          <svg:desc/>
          <draw:custom-shape svg:x="5.03703in" svg:y="6.57865in" svg:width="1.55in" svg:height="0.47873in" draw:id="id234" draw:style-name="a955" draw:name="Rectangle 35">
            <svg:title/>
            <svg:desc/>
            <text:p text:style-name="a954" text:class-names="" text:cond-style-name=""><text:span text:style-name="a9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3" draw:style-name="a959" draw:name="TextBox 36" svg:x="3.84666in" svg:y="6.40866in" svg:width="0.44914in" svg:height="0.37025in">
            <draw:text-box>
              <text:p text:style-name="a958" text:class-names="" text:cond-style-name=""><text:span text:style-name="a956" text:class-names="">url</text:span><text:span text:style-name="a957" text:class-names=""/></text:p>
            </draw:text-box>
            <svg:title/>
            <svg:desc/>
          </draw:frame>
        </draw:g>
        <draw:connector draw:type="line" svg:x1="3.64678in" svg:y1="6.70379in" svg:x2="5.03703in" svg:y2="6.81802in" draw:end-shape="id234" draw:end-glue-point="3" draw:id="id235" draw:style-name="a876" draw:name="Straight Arrow Connector 37">
          <svg:title/>
          <svg:desc/>
        </draw:connector>
        <draw:frame draw:id="id236" draw:style-name="a880" draw:name="TextBox 38" svg:x="5.44022in" svg:y="6.61646in" svg:width="0.68776in" svg:height="0.37025in">
          <draw:text-box>
            <text:p text:style-name="a879" text:class-names="" text:cond-style-name=""><text:span text:style-name="a877" text:class-names="">value</text:span><text:span text:style-name="a878" text:class-names=""/></text:p>
          </draw:text-box>
          <svg:title/>
          <svg:desc/>
        </draw:frame>
        <draw:g draw:name="Group 39" draw:id="id237">
          <svg:title/>
          <svg:desc/>
          <draw:custom-shape svg:x="1.66464in" svg:y="3.81158in" svg:width="1.55in" svg:height="0.47873in" draw:id="id238" draw:style-name="a948" draw:name="Rectangle 40">
            <svg:title/>
            <svg:desc/>
            <text:p text:style-name="a947" text:class-names="" text:cond-style-name=""><text:span text:style-name="a94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2" draw:style-name="a952" draw:name="TextBox 41" svg:x="1.73905in" svg:y="4.86843in" svg:width="1.22301in" svg:height="0.37025in">
            <draw:text-box>
              <text:p text:style-name="a951" text:class-names="" text:cond-style-name=""><text:span text:style-name="a949" text:class-names="">description</text:span><text:span text:style-name="a950" text:class-names=""/></text:p>
            </draw:text-box>
            <svg:title/>
            <svg:desc/>
          </draw:frame>
        </draw:g>
        <draw:connector draw:type="line" svg:x1="2.52068in" svg:y1="5.8475in" svg:x2="2.43964in" svg:y2="4.29031in" draw:end-shape="id238" draw:end-glue-point="2" draw:id="id239" draw:style-name="a882" draw:name="Straight Arrow Connector 42">
          <svg:title/>
          <svg:desc/>
        </draw:connector>
        <draw:frame draw:id="id240" draw:style-name="a886" draw:name="TextBox 43" svg:x="1.9741in" svg:y="3.82459in" svg:width="0.68776in" svg:height="0.37025in">
          <draw:text-box>
            <text:p text:style-name="a885" text:class-names="" text:cond-style-name=""><text:span text:style-name="a883" text:class-names="">value</text:span><text:span text:style-name="a884" text:class-names=""/></text:p>
          </draw:text-box>
          <svg:title/>
          <svg:desc/>
        </draw:frame>
        <draw:custom-shape svg:x="4.40709in" svg:y="0.30515in" svg:width="1.89873in" svg:height="1.30734in" draw:id="id207" draw:style-name="a889" draw:name="Oval 44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41" draw:style-name="a893" draw:name="TextBox 45" svg:x="4.46412in" svg:y="0.69406in" svg:width="1.67221in" svg:height="0.37025in">
          <draw:text-box>
            <text:p text:style-name="a892" text:class-names="" text:cond-style-name=""><text:span text:style-name="a890" text:class-names="">GeoCoordinates</text:span><text:span text:style-name="a891" text:class-names=""/></text:p>
          </draw:text-box>
          <svg:title/>
          <svg:desc/>
        </draw:frame>
        <draw:g draw:name="Group 46" draw:id="id242">
          <svg:title/>
          <svg:desc/>
          <draw:custom-shape svg:x="8.40288in" svg:y="2.04004in" svg:width="1.55in" svg:height="0.47873in" draw:id="id243" draw:style-name="a941" draw:name="Rectangle 47">
            <svg:title/>
            <svg:desc/>
            <text:p text:style-name="a940" text:class-names="" text:cond-style-name=""><text:span text:style-name="a9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1" draw:style-name="a945" draw:name="TextBox 48" svg:x="8.80266in" svg:y="2.06009in" svg:width="0.68776in" svg:height="0.37025in">
            <draw:text-box>
              <text:p text:style-name="a944" text:class-names="" text:cond-style-name=""><text:span text:style-name="a942" text:class-names="">value</text:span><text:span text:style-name="a943" text:class-names=""/></text:p>
            </draw:text-box>
            <svg:title/>
            <svg:desc/>
          </draw:frame>
        </draw:g>
        <draw:connector draw:type="line" svg:x1="6.30582in" svg:y1="0.95883in" draw:start-shape="id207" draw:start-glue-point="1" svg:x2="8.40288in" svg:y2="2.27941in" draw:end-shape="id243" draw:end-glue-point="3" draw:id="id244" draw:style-name="a895" draw:name="Straight Arrow Connector 49">
          <svg:title/>
          <svg:desc/>
        </draw:connector>
        <draw:connector draw:type="line" svg:x1="6.30582in" svg:y1="0.95883in" draw:start-shape="id207" draw:start-glue-point="1" svg:x2="8.36126in" svg:y2="1.57809in" draw:id="id245" draw:style-name="a897" draw:name="Straight Arrow Connector 50">
          <svg:title/>
          <svg:desc/>
        </draw:connector>
        <draw:frame draw:id="id246" draw:style-name="a901" draw:name="TextBox 51" svg:x="7.20079in" svg:y="1.36036in" svg:width="0.90634in" svg:height="0.37025in">
          <draw:text-box>
            <text:p text:style-name="a900" text:class-names="" text:cond-style-name=""><text:span text:style-name="a898" text:class-names="">latitude</text:span><text:span text:style-name="a899" text:class-names=""/></text:p>
          </draw:text-box>
          <svg:title/>
          <svg:desc/>
        </draw:frame>
        <draw:frame draw:id="id247" draw:style-name="a905" draw:name="TextBox 52" svg:x="7.03233in" svg:y="0.75016in" svg:width="1.06797in" svg:height="0.37025in">
          <draw:text-box>
            <text:p text:style-name="a904" text:class-names="" text:cond-style-name=""><text:span text:style-name="a902" text:class-names="">longitude</text:span><text:span text:style-name="a903" text:class-names=""/></text:p>
          </draw:text-box>
          <svg:title/>
          <svg:desc/>
        </draw:frame>
        <draw:g draw:name="Group 55" draw:id="id248">
          <svg:title/>
          <svg:desc/>
          <draw:custom-shape svg:x="8.37917in" svg:y="1.2868in" svg:width="1.55in" svg:height="0.47873in" draw:id="id259" draw:style-name="a934" draw:name="Rectangle 56">
            <svg:title/>
            <svg:desc/>
            <text:p text:style-name="a933" text:class-names="" text:cond-style-name=""><text:span text:style-name="a9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0" draw:style-name="a938" draw:name="TextBox 57" svg:x="8.77894in" svg:y="1.30685in" svg:width="0.68776in" svg:height="0.37025in">
            <draw:text-box>
              <text:p text:style-name="a937" text:class-names="" text:cond-style-name=""><text:span text:style-name="a935" text:class-names="">value</text:span><text:span text:style-name="a936" text:class-names=""/></text:p>
            </draw:text-box>
            <svg:title/>
            <svg:desc/>
          </draw:frame>
        </draw:g>
        <draw:g draw:name="Group 60" draw:id="id249">
          <svg:title/>
          <svg:desc/>
          <draw:custom-shape svg:x="5.59465in" svg:y="2.18847in" svg:width="1.55in" svg:height="0.47873in" draw:id="id250" draw:style-name="a927" draw:name="Rectangle 61">
            <svg:title/>
            <svg:desc/>
            <text:p text:style-name="a926" text:class-names="" text:cond-style-name=""><text:span text:style-name="a9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58" draw:style-name="a931" draw:name="TextBox 62" svg:x="3.89261in" svg:y="2.86788in" svg:width="1.06909in" svg:height="0.37025in">
            <draw:text-box>
              <text:p text:style-name="a930" text:class-names="" text:cond-style-name=""><text:span text:style-name="a928" text:class-names="">keywords</text:span><text:span text:style-name="a929" text:class-names=""/></text:p>
            </draw:text-box>
            <svg:title/>
            <svg:desc/>
          </draw:frame>
        </draw:g>
        <draw:connector draw:type="line" svg:x1="4.2958in" svg:y1="3.90136in" svg:x2="5.59465in" svg:y2="2.42784in" draw:end-shape="id250" draw:end-glue-point="3" draw:id="id251" draw:style-name="a907" draw:name="Straight Arrow Connector 63">
          <svg:title/>
          <svg:desc/>
        </draw:connector>
        <draw:frame draw:id="id252" draw:style-name="a911" draw:name="TextBox 64" svg:x="5.99783in" svg:y="2.22628in" svg:width="0.68776in" svg:height="0.37025in">
          <draw:text-box>
            <text:p text:style-name="a910" text:class-names="" text:cond-style-name=""><text:span text:style-name="a908" text:class-names="">value</text:span><text:span text:style-name="a909" text:class-names=""/></text:p>
          </draw:text-box>
          <svg:title/>
          <svg:desc/>
        </draw:frame>
        <draw:g draw:name="Group 66" draw:id="id253">
          <svg:title/>
          <svg:desc/>
          <draw:custom-shape svg:x="3.56944in" svg:y="1.80476in" svg:width="1.55in" svg:height="0.47873in" draw:id="id254" draw:style-name="a920" draw:name="Rectangle 67">
            <svg:title/>
            <svg:desc/>
            <text:p text:style-name="a919" text:class-names="" text:cond-style-name=""><text:span text:style-name="a9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57" draw:style-name="a924" draw:name="TextBox 68" svg:x="3.62838in" svg:y="2.41746in" svg:width="1.49649in" svg:height="0.37025in">
            <draw:text-box>
              <text:p text:style-name="a923" text:class-names="" text:cond-style-name=""><text:span text:style-name="a921" text:class-names="">datePublished</text:span><text:span text:style-name="a922" text:class-names=""/></text:p>
            </draw:text-box>
            <svg:title/>
            <svg:desc/>
          </draw:frame>
        </draw:g>
        <draw:connector draw:type="line" svg:x1="4.01636in" svg:y1="3.87719in" draw:start-shape="id213" draw:start-glue-point="0" svg:x2="4.34444in" svg:y2="2.28349in" draw:end-shape="id254" draw:end-glue-point="2" draw:id="id255" draw:style-name="a913" draw:name="Straight Arrow Connector 69">
          <svg:title/>
          <svg:desc/>
        </draw:connector>
        <draw:frame draw:id="id256" draw:style-name="a917" draw:name="TextBox 70" svg:x="3.97263in" svg:y="1.84256in" svg:width="0.68776in" svg:height="0.37025in">
          <draw:text-box>
            <text:p text:style-name="a916" text:class-names="" text:cond-style-name=""><text:span text:style-name="a914" text:class-names="">value</text:span><text:span text:style-name="a915" text:class-names=""/></text:p>
          </draw:text-box>
          <svg:title/>
          <svg:desc/>
        </draw:frame>
      </draw:page>
      <draw:page draw:name="Slide4" draw:style-name="a974" draw:master-page-name="Master1-Layout7-blank-Blank" presentation:presentation-page-layout-name="Master1-PPL7" draw:id="Slide-259">
        <draw:frame draw:id="id266" draw:style-name="a978" draw:name="TextBox 1" svg:x="5.59733in" svg:y="3.08442in" svg:width="0.68229in" svg:height="0.37025in">
          <draw:text-box>
            <text:p text:style-name="a977" text:class-names="" text:cond-style-name=""><text:span text:style-name="a975" text:class-names="">Place</text:span><text:span text:style-name="a976" text:class-names=""/></text:p>
          </draw:text-box>
          <svg:title/>
          <svg:desc/>
        </draw:frame>
        <draw:custom-shape svg:x="5.16862in" svg:y="2.7087in" svg:width="1.62675in" svg:height="1.07562in" draw:id="id267" draw:style-name="a981" draw:name="Oval 2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8" draw:style-name="a985" draw:name="TextBox 6" svg:x="6.83678in" svg:y="1.85717in" svg:width="0.53665in" svg:height="0.37025in">
          <draw:text-box>
            <text:p text:style-name="a984" text:class-names="" text:cond-style-name=""><text:span text:style-name="a982" text:class-names="">geo</text:span><text:span text:style-name="a983" text:class-names=""/></text:p>
          </draw:text-box>
          <svg:title/>
          <svg:desc/>
        </draw:frame>
        <draw:connector draw:type="line" svg:x1="6.79537in" svg:y1="3.24652in" draw:start-shape="id267" draw:start-glue-point="1" svg:x2="8.96082in" svg:y2="4.26826in" draw:id="id269" draw:style-name="a987" draw:name="Straight Arrow Connector 7">
          <svg:title/>
          <svg:desc/>
        </draw:connector>
        <draw:frame draw:id="id270" draw:style-name="a991" draw:name="TextBox 10" svg:x="3.50012in" svg:y="3.97075in" svg:width="1.67958in" svg:height="0.37025in">
          <draw:text-box>
            <text:p text:style-name="a990" text:class-names="" text:cond-style-name=""><text:span text:style-name="a988" text:class-names="">contentLocation</text:span><text:span text:style-name="a989" text:class-names=""/></text:p>
          </draw:text-box>
          <svg:title/>
          <svg:desc/>
        </draw:frame>
        <draw:connector draw:type="line" svg:x1="5.31465in" svg:y1="4.83179in" svg:x2="5.982in" svg:y2="3.78433in" draw:end-shape="id267" draw:end-glue-point="2" draw:id="id271" draw:style-name="a993" draw:name="Straight Arrow Connector 11">
          <svg:title/>
          <svg:desc/>
        </draw:connector>
        <draw:custom-shape svg:x="7.35041in" svg:y="5.56753in" svg:width="1.61041in" svg:height="1.18083in" draw:id="id272" draw:style-name="a996" draw:name="Oval 14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73" draw:style-name="a1000" draw:name="TextBox 15" svg:x="7.59756in" svg:y="5.97282in" svg:width="0.82387in" svg:height="0.37025in">
          <draw:text-box>
            <text:p text:style-name="a999" text:class-names="" text:cond-style-name=""><text:span text:style-name="a997" text:class-names="">Report</text:span><text:span text:style-name="a998" text:class-names=""/></text:p>
          </draw:text-box>
          <svg:title/>
          <svg:desc/>
        </draw:frame>
        <draw:frame draw:id="id274" draw:style-name="a1004" draw:name="TextBox 23" svg:x="4.41575in" svg:y="5.19728in" svg:width="0.8989in" svg:height="0.37025in">
          <draw:text-box>
            <text:p text:style-name="a1003" text:class-names="" text:cond-style-name=""><text:span text:style-name="a1001" text:class-names="">Dataset</text:span><text:span text:style-name="a1002" text:class-names=""/></text:p>
          </draw:text-box>
          <svg:title/>
          <svg:desc/>
        </draw:frame>
        <draw:custom-shape svg:x="8.06768in" svg:y="0.8063in" svg:width="1.89873in" svg:height="1.30734in" draw:id="id275" draw:style-name="a1007" draw:name="Oval 44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76" draw:style-name="a1011" draw:name="TextBox 45" svg:x="8.12472in" svg:y="1.1952in" svg:width="1.67221in" svg:height="0.37025in">
          <draw:text-box>
            <text:p text:style-name="a1010" text:class-names="" text:cond-style-name=""><text:span text:style-name="a1008" text:class-names="">GeoCoordinates</text:span><text:span text:style-name="a1009" text:class-names=""/></text:p>
          </draw:text-box>
          <svg:title/>
          <svg:desc/>
        </draw:frame>
        <draw:g draw:name="Group 65" draw:id="id277">
          <svg:title/>
          <svg:desc/>
          <draw:frame draw:id="id300" draw:style-name="a1085" draw:name="TextBox 71" svg:x="9.05595in" svg:y="4.341in" svg:width="1.47601in" svg:height="0.37025in">
            <draw:text-box>
              <text:p text:style-name="a1084" text:class-names="" text:cond-style-name=""><text:span text:style-name="a1082" text:class-names="">PostalAddress</text:span><text:span text:style-name="a1083" text:class-names=""/></text:p>
            </draw:text-box>
            <svg:title/>
            <svg:desc/>
          </draw:frame>
          <draw:custom-shape svg:x="8.8147in" svg:y="3.86227in" svg:width="2.12059in" svg:height="1.375in" draw:id="id301" draw:style-name="a1088" draw:name="Oval 72">
            <svg:title/>
            <svg:desc/>
            <text:p text:style-name="a1087" text:class-names="" text:cond-style-name=""><text:span text:style-name="a1086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draw:custom-shape svg:x="4.09866in" svg:y="4.75219in" svg:width="1.61041in" svg:height="1.18083in" draw:id="id278" draw:style-name="a1014" draw:name="Oval 73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90386in" svg:y1="4.75219in" draw:start-shape="id278" draw:start-glue-point="0" svg:x2="5.53421in" svg:y2="3.70557in" draw:id="id279" draw:style-name="a1016" draw:name="Straight Arrow Connector 74">
          <svg:title/>
          <svg:desc/>
        </draw:connector>
        <draw:frame draw:id="id280" draw:style-name="a1020" draw:name="TextBox 75" svg:x="5.59615in" svg:y="4.17375in" svg:width="0.79589in" svg:height="0.37025in">
          <draw:text-box>
            <text:p text:style-name="a1019" text:class-names="" text:cond-style-name=""><text:span text:style-name="a1017" text:class-names="">spatial</text:span><text:span text:style-name="a1018" text:class-names=""/></text:p>
          </draw:text-box>
          <svg:title/>
          <svg:desc/>
        </draw:frame>
        <draw:connector draw:type="line" svg:x1="6.55714in" svg:y1="2.86623in" draw:start-shape="id267" draw:start-glue-point="7" svg:x2="8.1375in" svg:y2="1.75in" draw:id="id281" draw:style-name="a1022" draw:name="Straight Arrow Connector 76">
          <svg:title/>
          <svg:desc/>
        </draw:connector>
        <draw:frame draw:id="id282" draw:style-name="a1026" draw:name="TextBox 77" svg:x="7.67952in" svg:y="3.0722in" svg:width="0.90725in" svg:height="0.37025in">
          <draw:text-box>
            <text:p text:style-name="a1025" text:class-names="" text:cond-style-name=""><text:span text:style-name="a1023" text:class-names="">address</text:span><text:span text:style-name="a1024" text:class-names=""/></text:p>
          </draw:text-box>
          <svg:title/>
          <svg:desc/>
        </draw:frame>
        <draw:custom-shape svg:x="4.7597in" svg:y="0.36046in" svg:width="1.89873in" svg:height="1.30734in" draw:id="id283" draw:style-name="a1029" draw:name="Oval 78">
          <svg:title/>
          <svg:desc/>
          <text:p text:style-name="a1028" text:class-names="" text:cond-style-name=""><text:span text:style-name="a102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84" draw:style-name="a1033" draw:name="TextBox 79" svg:x="5.14265in" svg:y="0.829in" svg:width="1.13283in" svg:height="0.37025in">
          <draw:text-box>
            <text:p text:style-name="a1032" text:class-names="" text:cond-style-name=""><text:span text:style-name="a1030" text:class-names="">GeoShape</text:span><text:span text:style-name="a1031" text:class-names=""/></text:p>
          </draw:text-box>
          <svg:title/>
          <svg:desc/>
        </draw:frame>
        <draw:connector draw:type="line" svg:x1="5.79307in" svg:y1="2.77472in" svg:x2="5.70907in" svg:y2="1.6678in" draw:end-shape="id283" draw:end-glue-point="2" draw:id="id285" draw:style-name="a1035" draw:name="Straight Arrow Connector 88">
          <svg:title/>
          <svg:desc/>
        </draw:connector>
        <draw:frame draw:id="id286" draw:style-name="a1039" draw:name="TextBox 91" svg:x="4.8652in" svg:y="1.90412in" svg:width="0.53665in" svg:height="0.37025in">
          <draw:text-box>
            <text:p text:style-name="a1038" text:class-names="" text:cond-style-name=""><text:span text:style-name="a1036" text:class-names="">geo</text:span><text:span text:style-name="a1037" text:class-names=""/></text:p>
          </draw:text-box>
          <svg:title/>
          <svg:desc/>
        </draw:frame>
        <draw:frame draw:id="id287" draw:style-name="a1043" draw:name="TextBox 93" svg:x="6.05774in" svg:y="4.96411in" svg:width="1.67958in" svg:height="0.37025in">
          <draw:text-box>
            <text:p text:style-name="a1042" text:class-names="" text:cond-style-name=""><text:span text:style-name="a1040" text:class-names="">contentLocation</text:span><text:span text:style-name="a1041" text:class-names=""/></text:p>
          </draw:text-box>
          <svg:title/>
          <svg:desc/>
        </draw:frame>
        <draw:connector draw:type="line" svg:x1="7.93498in" svg:y1="5.56753in" svg:x2="6.43037in" svg:y2="3.70557in" draw:id="id288" draw:style-name="a1045" draw:name="Straight Arrow Connector 94">
          <svg:title/>
          <svg:desc/>
        </draw:connector>
        <draw:connector draw:type="line" svg:x1="8.25075in" svg:y1="5.56753in" svg:x2="6.6078in" svg:y2="3.58898in" draw:id="id289" draw:style-name="a1047" draw:name="Straight Arrow Connector 97">
          <svg:title/>
          <svg:desc/>
        </draw:connector>
        <draw:frame draw:id="id290" draw:style-name="a1051" draw:name="TextBox 100" svg:x="6.91648in" svg:y="4.08185in" svg:width="1.64732in" svg:height="0.37025in">
          <draw:text-box>
            <text:p text:style-name="a1050" text:class-names="" text:cond-style-name=""><text:span text:style-name="a1048" text:class-names="">locationCreated</text:span><text:span text:style-name="a1049" text:class-names=""/></text:p>
          </draw:text-box>
          <svg:title/>
          <svg:desc/>
        </draw:frame>
        <draw:custom-shape svg:x="3.03085in" svg:y="2.94179in" svg:width="2.33112in" svg:height="0.57622in" draw:id="id291" draw:style-name="a1054" draw:name="Arc 101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9.0871, -269.9186, -530.7501" draw:modifiers="279.0871 260.750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  <draw:frame draw:id="id292" draw:style-name="a1058" draw:name="TextBox 102" svg:x="2.68597in" svg:y="2.5177in" svg:width="1.76071in" svg:height="0.37025in">
          <draw:text-box>
            <text:p text:style-name="a1057" text:class-names="" text:cond-style-name=""><text:span text:style-name="a1055" text:class-names="">containedInPlace</text:span><text:span text:style-name="a1056" text:class-names=""/></text:p>
          </draw:text-box>
          <svg:title/>
          <svg:desc/>
        </draw:frame>
        <draw:frame draw:id="id293" draw:style-name="a1062" draw:name="TextBox 103" svg:x="2.0504in" svg:y="3.3342in" svg:width="1.44516in" svg:height="0.37025in">
          <draw:text-box>
            <text:p text:style-name="a1061" text:class-names="" text:cond-style-name=""><text:span text:style-name="a1059" text:class-names="">containsPlace</text:span><text:span text:style-name="a1060" text:class-names=""/></text:p>
          </draw:text-box>
          <svg:title/>
          <svg:desc/>
        </draw:frame>
        <draw:frame draw:id="id294" draw:style-name="a1066" draw:name="TextBox 104" svg:x="1.31533in" svg:y="5.3426in" svg:width="1.30372in" svg:height="0.37025in">
          <draw:text-box>
            <text:p text:style-name="a1065" text:class-names="" text:cond-style-name=""><text:span text:style-name="a1063" text:class-names="">DataCatalog</text:span><text:span text:style-name="a1064" text:class-names=""/></text:p>
          </draw:text-box>
          <svg:title/>
          <svg:desc/>
        </draw:frame>
        <draw:custom-shape svg:x="1.16198in" svg:y="4.97711in" svg:width="1.61041in" svg:height="1.18083in" draw:id="id295" draw:style-name="a1069" draw:name="Oval 105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1303in" svg:y1="4.7809in" svg:x2="5.74365in" svg:y2="3.75111in" draw:id="id296" draw:style-name="a1071" draw:name="Straight Arrow Connector 106">
          <svg:title/>
          <svg:desc/>
        </draw:connector>
        <draw:frame draw:id="id297" draw:style-name="a1075" draw:name="TextBox 107" svg:x="3.275in" svg:y="4.39073in" svg:width="1.64732in" svg:height="0.37025in">
          <draw:text-box>
            <text:p text:style-name="a1074" text:class-names="" text:cond-style-name=""><text:span text:style-name="a1072" text:class-names="">locationCreated</text:span><text:span text:style-name="a1073" text:class-names=""/></text:p>
          </draw:text-box>
          <svg:title/>
          <svg:desc/>
        </draw:frame>
        <draw:connector draw:type="line" svg:x1="2.74365in" svg:y1="5.50084in" svg:x2="4.09866in" svg:y2="5.3426in" draw:end-shape="id278" draw:end-glue-point="3" draw:id="id298" draw:style-name="a1077" draw:name="Straight Arrow Connector 112">
          <svg:title/>
          <svg:desc/>
        </draw:connector>
        <draw:frame draw:id="id299" draw:style-name="a1081" draw:name="TextBox 114" svg:x="3.00332in" svg:y="5.50971in" svg:width="0.87787in" svg:height="0.37025in">
          <draw:text-box>
            <text:p text:style-name="a1080" text:class-names="" text:cond-style-name=""><text:span text:style-name="a1078" text:class-names="">dataset</text:span><text:span text:style-name="a107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93" svg:viewBox="0 0 20 30" svg:d="m10 0-10 30h20z"/>
    <draw:marker draw:name="a912" svg:viewBox="0 0 20 30" svg:d="m10 0-10 30h20z"/>
    <draw:marker draw:name="a410" svg:viewBox="0 0 20 30" svg:d="m10 0-10 30h20z"/>
    <draw:marker draw:name="a1021" svg:viewBox="0 0 20 30" svg:d="m10 0-10 30h20z"/>
    <draw:marker draw:name="a412" svg:viewBox="0 0 20 30" svg:d="m10 0-10 30h20z"/>
    <draw:marker draw:name="a838" svg:viewBox="0 0 20 30" svg:d="m10 0-10 30h20z"/>
    <draw:marker draw:name="a1070" svg:viewBox="0 0 20 30" svg:d="m10 0-10 30h20z"/>
    <draw:marker draw:name="a881" svg:viewBox="0 0 20 30" svg:d="m10 0-10 30h20z"/>
    <draw:marker draw:name="a671" svg:viewBox="0 0 20 30" svg:d="m10 0-10 30h20z"/>
    <draw:marker draw:name="a544" svg:viewBox="0 0 20 30" svg:d="m10 0-10 30h20z"/>
    <draw:marker draw:name="a460" svg:viewBox="0 0 20 30" svg:d="m10 0-10 30h20z"/>
    <draw:marker draw:name="a1076" svg:viewBox="0 0 20 30" svg:d="m10 0-10 30h20z"/>
    <draw:marker draw:name="a466" svg:viewBox="0 0 20 30" svg:d="m10 0-10 30h20z"/>
    <draw:marker draw:name="a730" svg:viewBox="0 0 20 30" svg:d="m10 0-10 30h20z"/>
    <draw:marker draw:name="a384" svg:viewBox="0 0 20 30" svg:d="m10 0-10 30h20z"/>
    <draw:marker draw:name="a736" svg:viewBox="0 0 20 30" svg:d="m10 0-10 30h20z"/>
    <draw:marker draw:name="a863" svg:viewBox="0 0 20 30" svg:d="m10 0-10 30h20z"/>
    <draw:marker draw:name="a570" svg:viewBox="0 0 20 30" svg:d="m10 0-10 30h20z"/>
    <draw:marker draw:name="a992" svg:viewBox="0 0 20 30" svg:d="m10 0-10 30h20z"/>
    <draw:marker draw:name="a445" svg:viewBox="0 0 20 30" svg:d="m10 0-10 30h20z"/>
    <draw:marker draw:name="a658" svg:viewBox="0 0 20 30" svg:d="m10 0-10 30h20z"/>
    <draw:marker draw:name="a869" svg:viewBox="0 0 20 30" svg:d="m10 0-10 30h20z"/>
    <draw:marker draw:name="a710" svg:viewBox="0 0 20 30" svg:d="m10 0-10 30h20z"/>
    <draw:marker draw:name="a491" svg:viewBox="0 0 20 30" svg:d="m10 0-10 30h20z"/>
    <draw:marker draw:name="a840" svg:viewBox="0 0 20 30" svg:d="m10 0-10 30h20z"/>
    <draw:marker draw:name="a504" svg:viewBox="0 0 20 30" svg:d="m10 0-10 30h20z"/>
    <draw:marker draw:name="a1034" svg:viewBox="0 0 20 30" svg:d="m10 0-10 30h20z"/>
    <draw:marker draw:name="a426" svg:viewBox="0 0 20 30" svg:d="m10 0-10 30h20z"/>
    <draw:marker draw:name="a849" svg:viewBox="0 0 20 30" svg:d="m10 0-10 30h20z"/>
    <draw:marker draw:name="a472" svg:viewBox="0 0 20 30" svg:d="m10 0-10 30h20z"/>
    <draw:marker draw:name="a894" svg:viewBox="0 0 20 30" svg:d="m10 0-10 30h20z"/>
    <draw:marker draw:name="a557" svg:viewBox="0 0 20 30" svg:d="m10 0-10 30h20z"/>
    <draw:marker draw:name="a896" svg:viewBox="0 0 20 30" svg:d="m10 0-10 30h20z"/>
    <draw:marker draw:name="a822" svg:viewBox="0 0 20 30" svg:d="m10 0-10 30h20z"/>
    <draw:marker draw:name="a906" svg:viewBox="0 0 20 30" svg:d="m10 0-10 30h20z"/>
    <draw:marker draw:name="a687" svg:viewBox="0 0 20 30" svg:d="m10 0-10 30h20z"/>
    <draw:marker draw:name="a478" svg:viewBox="0 0 20 30" svg:d="m10 0-10 30h20z"/>
    <draw:marker draw:name="a689" svg:viewBox="0 0 20 30" svg:d="m10 0-10 30h20z"/>
    <draw:marker draw:name="a742" svg:viewBox="0 0 20 30" svg:d="m10 0-10 30h20z"/>
    <draw:marker draw:name="a1015" svg:viewBox="0 0 20 30" svg:d="m10 0-10 30h20z"/>
    <draw:marker draw:name="a408" svg:viewBox="0 0 20 30" svg:d="m10 0-10 30h20z"/>
    <draw:marker draw:name="a452" svg:viewBox="0 0 20 30" svg:d="m10 0-10 30h20z"/>
    <draw:marker draw:name="a875" svg:viewBox="0 0 20 30" svg:d="m10 0-10 30h20z"/>
    <draw:marker draw:name="a454" svg:viewBox="0 0 20 30" svg:d="m10 0-10 30h20z"/>
    <draw:marker draw:name="a724" svg:viewBox="0 0 20 30" svg:d="m10 0-10 30h20z"/>
    <draw:marker draw:name="a809" svg:viewBox="0 0 20 30" svg:d="m10 0-10 30h20z"/>
    <draw:marker draw:name="a516" svg:viewBox="0 0 20 30" svg:d="m10 0-10 30h20z"/>
    <draw:marker draw:name="a432" svg:viewBox="0 0 20 30" svg:d="m10 0-10 30h20z"/>
    <draw:marker draw:name="a1044" svg:viewBox="0 0 20 30" svg:d="m10 0-10 30h20z"/>
    <draw:marker draw:name="a1046" svg:viewBox="0 0 20 30" svg:d="m10 0-10 30h20z"/>
    <draw:marker draw:name="a691" svg:viewBox="0 0 20 30" svg:d="m10 0-10 30h20z"/>
    <draw:marker draw:name="a98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01/2016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/01/2016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/01/2016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/01/20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/01/20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/01/20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/01/20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/01/20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/01/20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8/01/20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8/01/20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8/01/20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Lieke Verhelst</meta:initial-creator>
    <dc:creator>Lieke Verhelst</dc:creator>
    <meta:creation-date>2015-11-19T08:13:36Z</meta:creation-date>
    <dc:date>2016-01-18T19:31:29Z</dc:date>
    <meta:editing-cycles>42</meta:editing-cycles>
    <meta:editing-duration>PT81802S</meta:editing-duration>
    <meta:document-statistic meta:paragraph-count="112" meta:word-count="120"/>
  </office:meta>
</office:document-meta>
</file>